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78cm" style:rel-column-width="17536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2cm" style:rel-column-width="12350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4.078cm" style:rel-column-width="17536*"/>
    </style:style>
    <style:style style:name="Table1.B" style:family="table-column">
      <style:table-column-properties style:column-width="3.637cm" style:rel-column-width="15640*"/>
    </style:style>
    <style:style style:name="Table1.C" style:family="table-column">
      <style:table-column-properties style:column-width="4.653cm" style:rel-column-width="20009*"/>
    </style:style>
    <style:style style:name="Table1.D" style:family="table-column">
      <style:table-column-properties style:column-width="2.872cm" style:rel-column-width="12350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4cm" table:align="margins" style:writing-mode="lr-tb"/>
    </style:style>
    <style:style style:name="Table2.A" style:family="table-column">
      <style:table-column-properties style:column-width="4.078cm" style:rel-column-width="17536*"/>
    </style:style>
    <style:style style:name="Table2.B" style:family="table-column">
      <style:table-column-properties style:column-width="3.637cm" style:rel-column-width="15640*"/>
    </style:style>
    <style:style style:name="Table2.C" style:family="table-column">
      <style:table-column-properties style:column-width="4.653cm" style:rel-column-width="20009*"/>
    </style:style>
    <style:style style:name="Table2.D" style:family="table-column">
      <style:table-column-properties style:column-width="2.872cm" style:rel-column-width="12350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4cm" table:align="margins" style:writing-mode="lr-tb"/>
    </style:style>
    <style:style style:name="Table3.A" style:family="table-column">
      <style:table-column-properties style:column-width="4.078cm" style:rel-column-width="17536*"/>
    </style:style>
    <style:style style:name="Table3.B" style:family="table-column">
      <style:table-column-properties style:column-width="3.637cm" style:rel-column-width="15640*"/>
    </style:style>
    <style:style style:name="Table3.C" style:family="table-column">
      <style:table-column-properties style:column-width="4.653cm" style:rel-column-width="20009*"/>
    </style:style>
    <style:style style:name="Table3.D" style:family="table-column">
      <style:table-column-properties style:column-width="2.872cm" style:rel-column-width="12350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24cm" table:align="margins" style:writing-mode="lr-tb"/>
    </style:style>
    <style:style style:name="Table4.A" style:family="table-column">
      <style:table-column-properties style:column-width="4.078cm" style:rel-column-width="17536*"/>
    </style:style>
    <style:style style:name="Table4.B" style:family="table-column">
      <style:table-column-properties style:column-width="3.637cm" style:rel-column-width="15640*"/>
    </style:style>
    <style:style style:name="Table4.C" style:family="table-column">
      <style:table-column-properties style:column-width="4.653cm" style:rel-column-width="20009*"/>
    </style:style>
    <style:style style:name="Table4.D" style:family="table-column">
      <style:table-column-properties style:column-width="2.872cm" style:rel-column-width="12350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a1d10"/>
    </style:style>
    <style:style style:name="P4" style:family="paragraph" style:parent-style-name="Standard">
      <style:paragraph-properties fo:text-align="justify" style:justify-single-word="false"/>
      <style:text-properties officeooo:paragraph-rsid="003ca17d"/>
    </style:style>
    <style:style style:name="P5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9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10" style:family="paragraph" style:parent-style-name="Standard">
      <style:text-properties style:font-name="Arial Unicode MS" fo:font-size="12pt" officeooo:rsid="000ae794" officeooo:paragraph-rsid="003a1d10" style:font-name-asian="Arial Unicode MS" style:font-size-asian="12pt" style:font-name-complex="Arial Unicode MS" style:font-size-complex="12pt"/>
    </style:style>
    <style:style style:name="P11" style:family="paragraph" style:parent-style-name="Standard">
      <style:text-properties style:font-name="Arial Unicode MS" fo:font-size="12pt" officeooo:rsid="000ae794" officeooo:paragraph-rsid="003ca17d" style:font-name-asian="Arial Unicode MS" style:font-size-asian="12pt" style:font-name-complex="Arial Unicode MS" style:font-size-complex="12pt"/>
    </style:style>
    <style:style style:name="P12" style:family="paragraph" style:parent-style-name="Standard"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13" style:family="paragraph" style:parent-style-name="Standard"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1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5" style:family="paragraph" style:parent-style-name="Standard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16" style:family="paragraph" style:parent-style-name="Standard">
      <style:text-properties style:font-name="Arial Unicode MS" fo:font-size="12pt" fo:language="es" fo:country="ES" officeooo:paragraph-rsid="003ca17d" style:font-name-asian="Arial Unicode MS" style:font-size-asian="12pt" style:font-name-complex="Arial Unicode MS" style:font-size-complex="12pt"/>
    </style:style>
    <style:style style:name="P1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19" style:family="paragraph" style:parent-style-name="Standard">
      <style:text-properties style:font-name="Arial Unicode MS" fo:font-size="12pt" fo:font-weight="bold" officeooo:rsid="000ae794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Standard">
      <style:text-properties style:font-name="Arial Unicode MS" fo:font-size="12pt" fo:font-weight="bold" officeooo:rsid="000ae794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21" style:family="paragraph" style:parent-style-name="Standard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22" style:family="paragraph" style:parent-style-name="Standard"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23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5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6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7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text-properties fo:font-size="12pt" officeooo:paragraph-rsid="00216145" style:font-size-asian="12pt" style:font-size-complex="12pt"/>
    </style:style>
    <style:style style:name="P35" style:family="paragraph" style:parent-style-name="Standard">
      <style:text-properties fo:font-size="12pt" officeooo:paragraph-rsid="003a1d10" style:font-size-asian="12pt" style:font-size-complex="12pt"/>
    </style:style>
    <style:style style:name="P36" style:family="paragraph" style:parent-style-name="Standard">
      <style:text-properties fo:font-size="12pt" officeooo:paragraph-rsid="003ca17d" style:font-size-asian="12pt" style:font-size-complex="12pt"/>
    </style:style>
    <style:style style:name="P37" style:family="paragraph" style:parent-style-name="Standard">
      <style:text-properties officeooo:paragraph-rsid="003a1d10"/>
    </style:style>
    <style:style style:name="P38" style:family="paragraph" style:parent-style-name="Standard">
      <style:text-properties officeooo:paragraph-rsid="003ca17d"/>
    </style:style>
    <style:style style:name="P39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0" style:family="paragraph" style:parent-style-name="Text_20_body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>
      <style:text-properties style:use-window-font-color="true" style:font-name="Arial Unicode MS" fo:font-size="12pt" fo:language="es" fo:country="PR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42" style:family="paragraph" style:parent-style-name="Text_20_body"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43" style:family="paragraph" style:parent-style-name="Text_20_body">
      <style:text-properties style:use-window-font-color="true" style:font-name="Arial Unicode MS" fo:font-size="12pt" fo:language="es" fo:country="PR" officeooo:rsid="001baaa8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44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45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a1d10" style:font-name-asian="Arial Unicode MS" style:font-size-asian="12pt" style:font-name-complex="Arial Unicode MS" style:font-size-complex="12pt"/>
    </style:style>
    <style:style style:name="P46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ca17d" style:font-name-asian="Arial Unicode MS" style:font-size-asian="12pt" style:font-name-complex="Arial Unicode MS" style:font-size-complex="12pt"/>
    </style:style>
    <style:style style:name="P4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48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49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/>
    </style:style>
    <style:style style:name="P50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51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a1d10" style:font-name-asian="Arial Unicode MS" style:font-size-asian="12pt" style:font-name-complex="Arial Unicode MS" style:font-size-complex="12pt"/>
    </style:style>
    <style:style style:name="P52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ca17d" style:font-name-asian="Arial Unicode MS" style:font-size-asian="12pt" style:font-name-complex="Arial Unicode MS" style:font-size-complex="12pt"/>
    </style:style>
    <style:style style:name="P53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4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56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57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58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59" style:family="paragraph" style:parent-style-name="Normal_20__28_Web_29_">
      <style:paragraph-properties fo:text-align="justify" style:justify-single-word="false"/>
      <style:text-properties fo:font-size="12pt" officeooo:paragraph-rsid="0017b920" style:font-size-asian="12pt" style:font-size-complex="12pt"/>
    </style:style>
    <style:style style:name="P60" style:family="paragraph" style:parent-style-name="Normal_20__28_Web_29_">
      <style:paragraph-properties fo:text-align="justify" style:justify-single-word="false"/>
      <style:text-properties fo:font-size="12pt" officeooo:paragraph-rsid="003a1d10" style:font-size-asian="12pt" style:font-size-complex="12pt"/>
    </style:style>
    <style:style style:name="P61" style:family="paragraph" style:parent-style-name="Normal_20__28_Web_29_">
      <style:paragraph-properties fo:text-align="justify" style:justify-single-word="false"/>
      <style:text-properties fo:font-size="12pt" officeooo:paragraph-rsid="003ca17d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a1d10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ca17d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a1d10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ca17d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fo:font-size="12pt" style:font-size-asian="12pt" style:font-size-complex="12pt"/>
    </style:style>
    <style:style style:name="P69" style:family="paragraph" style:parent-style-name="Table_20_Contents">
      <style:text-properties fo:font-size="12pt" officeooo:rsid="001d9170" officeooo:paragraph-rsid="001d9170" style:font-size-asian="12pt" style:font-size-complex="12pt"/>
    </style:style>
    <style:style style:name="P70" style:family="paragraph" style:parent-style-name="Table_20_Contents">
      <style:text-properties fo:font-size="12pt" officeooo:rsid="001d9170" officeooo:paragraph-rsid="003a1d10" style:font-size-asian="12pt" style:font-size-complex="12pt"/>
    </style:style>
    <style:style style:name="P71" style:family="paragraph" style:parent-style-name="Table_20_Contents">
      <style:text-properties fo:font-size="12pt" officeooo:rsid="001d9170" officeooo:paragraph-rsid="003ca17d" style:font-size-asian="12pt" style:font-size-complex="12pt"/>
    </style:style>
    <style:style style:name="P72" style:family="paragraph" style:parent-style-name="Table_20_Contents">
      <style:text-properties fo:font-size="12pt" officeooo:paragraph-rsid="001d9170" style:font-size-asian="12pt" style:font-size-complex="12pt"/>
    </style:style>
    <style:style style:name="P73" style:family="paragraph" style:parent-style-name="Table_20_Contents">
      <style:text-properties fo:font-size="12pt" officeooo:rsid="002f7d46" officeooo:paragraph-rsid="002f7d46" style:font-size-asian="12pt" style:font-size-complex="12pt"/>
    </style:style>
    <style:style style:name="P74" style:family="paragraph" style:parent-style-name="Table_20_Contents">
      <style:text-properties fo:font-size="12pt" officeooo:rsid="002f7d46" officeooo:paragraph-rsid="003a1d10" style:font-size-asian="12pt" style:font-size-complex="12pt"/>
    </style:style>
    <style:style style:name="P75" style:family="paragraph" style:parent-style-name="Table_20_Contents">
      <style:text-properties fo:font-size="12pt" officeooo:rsid="002f7d46" officeooo:paragraph-rsid="003ca17d" style:font-size-asian="12pt" style:font-size-complex="12pt"/>
    </style:style>
    <style:style style:name="P76" style:family="paragraph" style:parent-style-name="Table_20_Contents">
      <style:text-properties fo:font-size="12pt" officeooo:rsid="00300a02" officeooo:paragraph-rsid="00300a02" style:font-size-asian="12pt" style:font-size-complex="12pt"/>
    </style:style>
    <style:style style:name="P77" style:family="paragraph" style:parent-style-name="Table_20_Contents">
      <style:text-properties fo:font-size="12pt" officeooo:rsid="00300a02" officeooo:paragraph-rsid="003a1d10" style:font-size-asian="12pt" style:font-size-complex="12pt"/>
    </style:style>
    <style:style style:name="P78" style:family="paragraph" style:parent-style-name="Table_20_Contents">
      <style:text-properties fo:font-size="12pt" officeooo:rsid="00300a02" officeooo:paragraph-rsid="003ca17d" style:font-size-asian="12pt" style:font-size-complex="12pt"/>
    </style:style>
    <style:style style:name="P79" style:family="paragraph" style:parent-style-name="Table_20_Contents">
      <style:text-properties fo:font-size="12pt" officeooo:paragraph-rsid="003a1d10" style:font-size-asian="12pt" style:font-size-complex="12pt"/>
    </style:style>
    <style:style style:name="P80" style:family="paragraph" style:parent-style-name="Table_20_Contents">
      <style:text-properties fo:font-size="12pt" officeooo:rsid="003a1d10" officeooo:paragraph-rsid="003a1d10" style:font-size-asian="12pt" style:font-size-complex="12pt"/>
    </style:style>
    <style:style style:name="P81" style:family="paragraph" style:parent-style-name="Table_20_Contents">
      <style:text-properties fo:font-size="12pt" officeooo:rsid="003a1d10" officeooo:paragraph-rsid="003ca17d" style:font-size-asian="12pt" style:font-size-complex="12pt"/>
    </style:style>
    <style:style style:name="P82" style:family="paragraph" style:parent-style-name="Table_20_Contents">
      <style:text-properties fo:font-size="12pt" officeooo:rsid="003a1d10" officeooo:paragraph-rsid="0040b63e" style:font-size-asian="12pt" style:font-size-complex="12pt"/>
    </style:style>
    <style:style style:name="P83" style:family="paragraph" style:parent-style-name="Table_20_Contents">
      <style:text-properties fo:font-size="12pt" officeooo:paragraph-rsid="003ca17d" style:font-size-asian="12pt" style:font-size-complex="12pt"/>
    </style:style>
    <style:style style:name="P8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85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86" style:family="paragraph" style:parent-style-name="Standard" style:list-style-name="WW8Num1">
      <style:text-properties style:font-name="Arial Unicode MS" fo:font-size="12pt" fo:language="es" fo:country="ES" officeooo:rsid="0017b920" officeooo:paragraph-rsid="000441ff" style:font-name-asian="Arial Unicode MS" style:font-size-asian="12pt" style:font-name-complex="Arial Unicode MS" style:font-size-complex="12pt"/>
    </style:style>
    <style:style style:name="P87" style:family="paragraph" style:parent-style-name="Standard" style:list-style-name="WW8Num1">
      <style:text-properties style:font-name="Arial Unicode MS" fo:font-size="12pt" fo:language="es" fo:country="ES" officeooo:rsid="0017b920" officeooo:paragraph-rsid="003a1d10" style:font-name-asian="Arial Unicode MS" style:font-size-asian="12pt" style:font-name-complex="Arial Unicode MS" style:font-size-complex="12pt"/>
    </style:style>
    <style:style style:name="P88" style:family="paragraph" style:parent-style-name="Standard" style:list-style-name="WW8Num1">
      <style:text-properties style:font-name="Arial Unicode MS" fo:font-size="12pt" fo:language="es" fo:country="ES" officeooo:rsid="0017b920" officeooo:paragraph-rsid="003ca17d" style:font-name-asian="Arial Unicode MS" style:font-size-asian="12pt" style:font-name-complex="Arial Unicode MS" style:font-size-complex="12pt"/>
    </style:style>
    <style:style style:name="P89" style:family="paragraph" style:parent-style-name="Standard" style:list-style-name="WW8Num1">
      <style:text-properties style:font-name="Arial Unicode MS" fo:font-size="12pt" fo:language="es" fo:country="ES" officeooo:rsid="0017b920" officeooo:paragraph-rsid="00456823" style:font-name-asian="Arial Unicode MS" style:font-size-asian="12pt" style:font-name-complex="Arial Unicode MS" style:font-size-complex="12pt"/>
    </style:style>
    <style:style style:name="P90" style:family="paragraph" style:parent-style-name="Standard" style:list-style-name="WW8Num1">
      <style:text-properties style:font-name="Arial Unicode MS" fo:font-size="12pt" fo:language="es" fo:country="ES" officeooo:rsid="0017b920" officeooo:paragraph-rsid="0045af71" style:font-name-asian="Arial Unicode MS" style:font-size-asian="12pt" style:font-name-complex="Arial Unicode MS" style:font-size-complex="12pt"/>
    </style:style>
    <style:style style:name="P91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92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93" style:family="paragraph" style:parent-style-name="Standard" style:list-style-name="WW8Num1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94" style:family="paragraph" style:parent-style-name="Standard" style:list-style-name="WW8Num1">
      <style:text-properties style:font-name="Arial Unicode MS" fo:font-size="12pt" fo:language="es" fo:country="ES" officeooo:paragraph-rsid="003ca17d" style:font-name-asian="Arial Unicode MS" style:font-size-asian="12pt" style:font-name-complex="Arial Unicode MS" style:font-size-complex="12pt"/>
    </style:style>
    <style:style style:name="P95" style:family="paragraph" style:parent-style-name="Standard" style:list-style-name="WW8Num1">
      <style:text-properties style:font-name="Arial Unicode MS" fo:font-size="12pt" fo:language="es" fo:country="ES" officeooo:paragraph-rsid="00456823" style:font-name-asian="Arial Unicode MS" style:font-size-asian="12pt" style:font-name-complex="Arial Unicode MS" style:font-size-complex="12pt"/>
    </style:style>
    <style:style style:name="P96" style:family="paragraph" style:parent-style-name="Standard" style:list-style-name="WW8Num1">
      <style:text-properties style:font-name="Arial Unicode MS" fo:font-size="12pt" fo:language="es" fo:country="ES" officeooo:paragraph-rsid="0045af71" style:font-name-asian="Arial Unicode MS" style:font-size-asian="12pt" style:font-name-complex="Arial Unicode MS" style:font-size-complex="12pt"/>
    </style:style>
    <style:style style:name="P97" style:family="paragraph" style:parent-style-name="Standard">
      <style:text-properties style:font-name="Arial Unicode MS" fo:font-size="12pt" fo:language="es" fo:country="ES" officeooo:paragraph-rsid="00456823" style:font-name-asian="Arial Unicode MS" style:font-size-asian="12pt" style:font-name-complex="Arial Unicode MS" style:font-size-complex="12pt"/>
    </style:style>
    <style:style style:name="P98" style:family="paragraph" style:parent-style-name="Standard">
      <style:text-properties style:font-name="Arial Unicode MS" fo:font-size="12pt" fo:language="es" fo:country="ES" officeooo:paragraph-rsid="0045af71" style:font-name-asian="Arial Unicode MS" style:font-size-asian="12pt" style:font-name-complex="Arial Unicode MS" style:font-size-complex="12pt"/>
    </style:style>
    <style:style style:name="P99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00" style:family="paragraph" style:parent-style-name="Standard" style:list-style-name="WW8Num5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101" style:family="paragraph" style:parent-style-name="Standard" style:list-style-name="WW8Num5"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/>
    </style:style>
    <style:style style:name="P102" style:family="paragraph" style:parent-style-name="Standard" style:list-style-name="WW8Num5"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/>
    </style:style>
    <style:style style:name="P103" style:family="paragraph" style:parent-style-name="Standard" style:list-style-name="WW8Num5"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/>
    </style:style>
    <style:style style:name="P104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105" style:family="paragraph" style:parent-style-name="Standard" style:list-style-name="WW8Num5">
      <style:text-properties style:font-name="Arial Unicode MS" fo:font-size="12pt" fo:font-weight="bold" officeooo:rsid="0007c9d6" officeooo:paragraph-rsid="003a1d10" style:font-name-asian="Arial Unicode MS" style:font-size-asian="12pt" style:font-weight-asian="bold" style:font-name-complex="Arial Unicode MS" style:font-size-complex="12pt"/>
    </style:style>
    <style:style style:name="P106" style:family="paragraph" style:parent-style-name="Standard" style:list-style-name="WW8Num5">
      <style:text-properties style:font-name="Arial Unicode MS" fo:font-size="12pt" fo:font-weight="bold" officeooo:rsid="0007c9d6" officeooo:paragraph-rsid="003ca17d" style:font-name-asian="Arial Unicode MS" style:font-size-asian="12pt" style:font-weight-asian="bold" style:font-name-complex="Arial Unicode MS" style:font-size-complex="12pt"/>
    </style:style>
    <style:style style:name="P107" style:family="paragraph" style:parent-style-name="Standard" style:list-style-name="WW8Num5">
      <style:text-properties style:font-name="Arial Unicode MS" fo:font-size="12pt" fo:font-weight="bold" officeooo:rsid="0007c9d6" officeooo:paragraph-rsid="00456823" style:font-name-asian="Arial Unicode MS" style:font-size-asian="12pt" style:font-weight-asian="bold" style:font-name-complex="Arial Unicode MS" style:font-size-complex="12pt"/>
    </style:style>
    <style:style style:name="P108" style:family="paragraph" style:parent-style-name="Standard" style:list-style-name="WW8Num5">
      <style:text-properties style:font-name="Arial Unicode MS" fo:font-size="12pt" fo:font-weight="bold" officeooo:rsid="0007c9d6" officeooo:paragraph-rsid="0045af71" style:font-name-asian="Arial Unicode MS" style:font-size-asian="12pt" style:font-weight-asian="bold" style:font-name-complex="Arial Unicode MS" style:font-size-complex="12pt"/>
    </style:style>
    <style:style style:name="P109" style:family="paragraph" style:parent-style-name="Standard">
      <style:text-properties style:font-name="Arial Unicode MS" fo:font-size="12pt" fo:font-weight="bold" officeooo:rsid="000ae794" officeooo:paragraph-rsid="00456823" style:font-name-asian="Arial Unicode MS" style:font-size-asian="12pt" style:font-weight-asian="bold" style:font-name-complex="Arial Unicode MS" style:font-size-complex="12pt" style:font-weight-complex="bold"/>
    </style:style>
    <style:style style:name="P110" style:family="paragraph" style:parent-style-name="Standard">
      <style:text-properties style:font-name="Arial Unicode MS" fo:font-size="12pt" fo:font-weight="bold" officeooo:rsid="000ae794" officeooo:paragraph-rsid="0045af71" style:font-name-asian="Arial Unicode MS" style:font-size-asian="12pt" style:font-weight-asian="bold" style:font-name-complex="Arial Unicode MS" style:font-size-complex="12pt" style:font-weight-complex="bold"/>
    </style:style>
    <style:style style:name="P111" style:family="paragraph" style:parent-style-name="Standard"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 style:font-weight-complex="bold"/>
    </style:style>
    <style:style style:name="P112" style:family="paragraph" style:parent-style-name="Standard"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 style:font-weight-complex="bold"/>
    </style:style>
    <style:style style:name="P113" style:family="paragraph" style:parent-style-name="Standard" style:list-style-name="WW8Num5">
      <style:text-properties style:font-name="Arial Unicode MS" fo:font-size="12pt" officeooo:rsid="002d523b" officeooo:paragraph-rsid="002d523b" style:font-name-asian="Arial Unicode MS" style:font-size-asian="12pt" style:font-name-complex="Arial Unicode MS" style:font-size-complex="12pt"/>
    </style:style>
    <style:style style:name="P114" style:family="paragraph" style:parent-style-name="Standard" style:list-style-name="WW8Num5">
      <style:text-properties style:font-name="Arial Unicode MS" fo:font-size="12pt" officeooo:rsid="003a1d10" officeooo:paragraph-rsid="003a1d10" style:font-name-asian="Arial Unicode MS" style:font-size-asian="12pt" style:font-name-complex="Arial Unicode MS" style:font-size-complex="12pt"/>
    </style:style>
    <style:style style:name="P115" style:family="paragraph" style:parent-style-name="Standard" style:list-style-name="WW8Num5">
      <style:text-properties style:font-name="Arial Unicode MS" fo:font-size="12pt" officeooo:rsid="003a1d10" officeooo:paragraph-rsid="003ca17d" style:font-name-asian="Arial Unicode MS" style:font-size-asian="12pt" style:font-name-complex="Arial Unicode MS" style:font-size-complex="12pt"/>
    </style:style>
    <style:style style:name="P116" style:family="paragraph" style:parent-style-name="Standard" style:list-style-name="WW8Num5">
      <style:text-properties style:font-name="Arial Unicode MS" fo:font-size="12pt" officeooo:rsid="003a1d10" officeooo:paragraph-rsid="00456823" style:font-name-asian="Arial Unicode MS" style:font-size-asian="12pt" style:font-name-complex="Arial Unicode MS" style:font-size-complex="12pt"/>
    </style:style>
    <style:style style:name="P117" style:family="paragraph" style:parent-style-name="Standard" style:list-style-name="WW8Num5">
      <style:text-properties style:font-name="Arial Unicode MS" fo:font-size="12pt" officeooo:rsid="003a1d10" officeooo:paragraph-rsid="0045af71" style:font-name-asian="Arial Unicode MS" style:font-size-asian="12pt" style:font-name-complex="Arial Unicode MS" style:font-size-complex="12pt"/>
    </style:style>
    <style:style style:name="P118" style:family="paragraph" style:parent-style-name="Standard">
      <style:paragraph-properties fo:text-align="justify" style:justify-single-word="false"/>
      <style:text-properties style:font-name="Arial Unicode MS" fo:font-size="12pt" officeooo:paragraph-rsid="00456823" style:font-name-asian="Arial Unicode MS" style:font-size-asian="12pt" style:font-name-complex="Arial Unicode MS" style:font-size-complex="12pt"/>
    </style:style>
    <style:style style:name="P119" style:family="paragraph" style:parent-style-name="Standard">
      <style:paragraph-properties fo:text-align="justify" style:justify-single-word="false"/>
      <style:text-properties style:font-name="Arial Unicode MS" fo:font-size="12pt" officeooo:paragraph-rsid="0045af71" style:font-name-asian="Arial Unicode MS" style:font-size-asian="12pt" style:font-name-complex="Arial Unicode MS" style:font-size-complex="12pt"/>
    </style:style>
    <style:style style:name="P120" style:family="paragraph" style:parent-style-name="Standard">
      <style:text-properties style:font-name="Arial Unicode MS" fo:font-size="12pt" officeooo:rsid="000ae794" officeooo:paragraph-rsid="00456823" style:font-name-asian="Arial Unicode MS" style:font-size-asian="12pt" style:font-name-complex="Arial Unicode MS" style:font-size-complex="12pt"/>
    </style:style>
    <style:style style:name="P121" style:family="paragraph" style:parent-style-name="Standard">
      <style:text-properties style:font-name="Arial Unicode MS" fo:font-size="12pt" officeooo:rsid="000ae794" officeooo:paragraph-rsid="0045af71" style:font-name-asian="Arial Unicode MS" style:font-size-asian="12pt" style:font-name-complex="Arial Unicode MS" style:font-size-complex="12pt"/>
    </style:style>
    <style:style style:name="P122" style:family="paragraph" style:parent-style-name="Standard">
      <style:text-properties style:font-name="Arial Unicode MS" fo:font-size="12pt" officeooo:paragraph-rsid="00456823" style:font-name-asian="Arial Unicode MS" style:font-size-asian="12pt" style:font-name-complex="Arial Unicode MS" style:font-size-complex="12pt"/>
    </style:style>
    <style:style style:name="P123" style:family="paragraph" style:parent-style-name="Standard">
      <style:text-properties style:font-name="Arial Unicode MS" fo:font-size="12pt" officeooo:paragraph-rsid="0045af71" style:font-name-asian="Arial Unicode MS" style:font-size-asian="12pt" style:font-name-complex="Arial Unicode MS" style:font-size-complex="12pt"/>
    </style:style>
    <style:style style:name="P124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125" style:family="paragraph" style:parent-style-name="Standard" style:list-style-name="WW8Num1">
      <style:text-properties fo:font-size="12pt" officeooo:paragraph-rsid="003a1d10" style:font-size-asian="12pt" style:font-size-complex="12pt"/>
    </style:style>
    <style:style style:name="P126" style:family="paragraph" style:parent-style-name="Standard" style:list-style-name="WW8Num1">
      <style:text-properties fo:font-size="12pt" officeooo:paragraph-rsid="003ca17d" style:font-size-asian="12pt" style:font-size-complex="12pt"/>
    </style:style>
    <style:style style:name="P127" style:family="paragraph" style:parent-style-name="Standard" style:list-style-name="WW8Num1">
      <style:text-properties fo:font-size="12pt" officeooo:paragraph-rsid="00456823" style:font-size-asian="12pt" style:font-size-complex="12pt"/>
    </style:style>
    <style:style style:name="P128" style:family="paragraph" style:parent-style-name="Standard" style:list-style-name="WW8Num1">
      <style:text-properties fo:font-size="12pt" officeooo:paragraph-rsid="0045af71" style:font-size-asian="12pt" style:font-size-complex="12pt"/>
    </style:style>
    <style:style style:name="P129" style:family="paragraph" style:parent-style-name="Standard">
      <style:text-properties fo:font-size="12pt" officeooo:paragraph-rsid="003ca17d" style:font-size-asian="12pt" style:font-size-complex="12pt"/>
    </style:style>
    <style:style style:name="P130" style:family="paragraph" style:parent-style-name="Standard">
      <style:text-properties fo:font-size="12pt" officeooo:paragraph-rsid="00456823" style:font-size-asian="12pt" style:font-size-complex="12pt"/>
    </style:style>
    <style:style style:name="P131" style:family="paragraph" style:parent-style-name="Standard">
      <style:text-properties fo:font-size="12pt" officeooo:paragraph-rsid="0045af71" style:font-size-asian="12pt" style:font-size-complex="12pt"/>
    </style:style>
    <style:style style:name="P132" style:family="paragraph" style:parent-style-name="Standard">
      <style:text-properties fo:font-size="12pt" officeooo:paragraph-rsid="00461af3" style:font-size-asian="12pt" style:font-size-complex="12pt"/>
    </style:style>
    <style:style style:name="P133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e167c" officeooo:paragraph-rsid="002e167c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4" style:family="paragraph" style:parent-style-name="Standard" style:list-style-name="L3">
      <style:text-properties style:use-window-font-color="true" style:font-name="Arial Unicode MS" fo:font-size="12pt" fo:language="es" fo:country="PR" fo:font-weight="normal" officeooo:rsid="002e167c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5" style:family="paragraph" style:parent-style-name="Standard" style:list-style-name="L5">
      <style:text-properties style:use-window-font-color="true" style:font-name="Arial Unicode MS" fo:font-size="12pt" fo:language="es" fo:country="PR" fo:font-weight="normal" officeooo:rsid="002e167c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6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7" style:family="paragraph" style:parent-style-name="Standard" style:list-style-name="L7">
      <style:text-properties style:use-window-font-color="true" style:font-name="Arial Unicode MS" fo:font-size="12pt" fo:language="es" fo:country="PR" fo:font-weight="normal" officeooo:rsid="002e167c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8" style:family="paragraph" style:parent-style-name="Standard" style:list-style-name="L9">
      <style:text-properties style:use-window-font-color="true" style:font-name="Arial Unicode MS" fo:font-size="12pt" fo:language="es" fo:country="PR" fo:font-weight="normal" officeooo:rsid="002e167c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39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0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1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2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3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4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5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46" style:family="paragraph" style:parent-style-name="Standard">
      <style:text-properties officeooo:paragraph-rsid="00456823"/>
    </style:style>
    <style:style style:name="P147" style:family="paragraph" style:parent-style-name="Standard">
      <style:text-properties officeooo:paragraph-rsid="0045af71"/>
    </style:style>
    <style:style style:name="P14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4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50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51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52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53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154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55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56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ca17d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57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5af71" officeooo:paragraph-rsid="0045af71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15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5d076" officeooo:paragraph-rsid="0045d076" style:font-name-asian="Arial Unicode MS" style:font-size-asian="12pt" style:font-name-complex="Arial Unicode MS" style:font-size-complex="12pt" style:language-complex="ar" style:country-complex="SA"/>
    </style:style>
    <style:style style:name="P159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456823" style:font-name-asian="Arial Unicode MS" style:font-size-asian="12pt" style:font-name-complex="Arial Unicode MS" style:font-size-complex="12pt"/>
    </style:style>
    <style:style style:name="P160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45af71" style:font-name-asian="Arial Unicode MS" style:font-size-asian="12pt" style:font-name-complex="Arial Unicode MS" style:font-size-complex="12pt"/>
    </style:style>
    <style:style style:name="P161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/>
    </style:style>
    <style:style style:name="P162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/>
    </style:style>
    <style:style style:name="P163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456823" style:font-name-asian="Arial Unicode MS" style:font-size-asian="12pt" style:font-name-complex="Arial Unicode MS" style:font-size-complex="12pt"/>
    </style:style>
    <style:style style:name="P164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45af71" style:font-name-asian="Arial Unicode MS" style:font-size-asian="12pt" style:font-name-complex="Arial Unicode MS" style:font-size-complex="12pt"/>
    </style:style>
    <style:style style:name="P165" style:family="paragraph" style:parent-style-name="Standard">
      <style:paragraph-properties fo:break-before="page"/>
      <style:text-properties fo:font-size="12pt" officeooo:paragraph-rsid="0045af71" style:font-size-asian="12pt" style:font-size-complex="12pt"/>
    </style:style>
    <style:style style:name="P166" style:family="paragraph" style:parent-style-name="Standard">
      <style:paragraph-properties fo:text-align="justify" style:justify-single-word="false" fo:break-before="page"/>
      <style:text-properties officeooo:paragraph-rsid="00456823"/>
    </style:style>
    <style:style style:name="P167" style:family="paragraph" style:parent-style-name="Standard">
      <style:paragraph-properties fo:text-align="justify" style:justify-single-word="false" fo:break-before="page"/>
      <style:text-properties officeooo:paragraph-rsid="0045af71"/>
    </style:style>
    <style:style style:name="P168" style:family="paragraph" style:parent-style-name="Text_20_body" style:list-style-name="L1">
      <style:text-properties officeooo:paragraph-rsid="00456823"/>
    </style:style>
    <style:style style:name="P169" style:family="paragraph" style:parent-style-name="Text_20_body" style:list-style-name="L1">
      <style:text-properties officeooo:paragraph-rsid="0045af71"/>
    </style:style>
    <style:style style:name="P170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71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72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73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74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75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76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77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78" style:family="paragraph" style:parent-style-name="Text_20_body">
      <style:text-properties style:use-window-font-color="true" style:font-name="Arial Unicode MS" fo:font-size="12pt" fo:language="es" fo:country="PR" officeooo:rsid="001ee1fe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79" style:family="paragraph" style:parent-style-name="Text_20_body">
      <style:text-properties style:use-window-font-color="true" style:font-name="Arial Unicode MS" fo:font-size="12pt" fo:language="es" fo:country="PR" officeooo:rsid="001ee1fe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80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181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82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83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84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85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86" style:family="paragraph" style:parent-style-name="Text_20_body" style:list-style-name="L1">
      <style:text-properties style:use-window-font-color="true" style:font-name="Arial Unicode MS" fo:font-size="12pt" fo:language="es" fo:country="PR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87" style:family="paragraph" style:parent-style-name="Text_20_body" style:list-style-name="L1">
      <style:text-properties style:use-window-font-color="true" style:font-name="Arial Unicode MS" fo:font-size="12pt" fo:language="es" fo:country="PR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88" style:family="paragraph" style:parent-style-name="Text_20_body" style:list-style-name="L1">
      <style:text-properties style:use-window-font-color="true" style:font-name="Arial Unicode MS" fo:font-size="12pt" fo:language="es" fo:country="PR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89" style:family="paragraph" style:parent-style-name="Text_20_body" style:list-style-name="L1">
      <style:text-properties style:use-window-font-color="true" style:font-name="Arial Unicode MS" fo:font-size="12pt" fo:language="es" fo:country="PR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90" style:family="paragraph" style:parent-style-name="Text_20_body" style:list-style-name="L1"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191" style:family="paragraph" style:parent-style-name="Text_20_body">
      <style:text-properties style:use-window-font-color="true" style:font-name="Arial Unicode MS" fo:font-size="12pt" fo:language="es" fo:country="PR" officeooo:rsid="001baaa8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92" style:family="paragraph" style:parent-style-name="Text_20_body">
      <style:text-properties style:use-window-font-color="true" style:font-name="Arial Unicode MS" fo:font-size="12pt" fo:language="es" fo:country="PR" officeooo:rsid="001baaa8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93" style:family="paragraph" style:parent-style-name="Text_20_body" style:list-style-name="L1">
      <style:text-properties style:use-window-font-color="true" style:font-name="Arial Unicode MS" fo:font-size="12pt" fo:language="es" fo:country="PR" officeooo:rsid="002631d5" officeooo:paragraph-rsid="002631d5" style:font-name-asian="Arial Unicode MS" style:font-size-asian="12pt" style:font-name-complex="Arial Unicode MS" style:font-size-complex="12pt" style:language-complex="ar" style:country-complex="SA"/>
    </style:style>
    <style:style style:name="P194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195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196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197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198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1baaa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99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0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1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2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3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2ccb05" officeooo:paragraph-rsid="002ccb0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4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bddd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5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6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7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8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45d07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9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ca17d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0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45af71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1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45d076" officeooo:paragraph-rsid="0045d07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2" style:family="paragraph" style:parent-style-name="Text_20_body" style:list-style-name="L1">
      <style:text-properties officeooo:rsid="00456823" officeooo:paragraph-rsid="00456823"/>
    </style:style>
    <style:style style:name="P213" style:family="paragraph" style:parent-style-name="Text_20_body">
      <style:text-properties officeooo:rsid="00456823" officeooo:paragraph-rsid="00456823"/>
    </style:style>
    <style:style style:name="P214" style:family="paragraph" style:parent-style-name="Text_20_body">
      <style:text-properties officeooo:rsid="00456823" officeooo:paragraph-rsid="0045af71"/>
    </style:style>
    <style:style style:name="P215" style:family="paragraph" style:parent-style-name="Text_20_body" style:list-style-name="L1">
      <style:text-properties officeooo:rsid="0045af71" officeooo:paragraph-rsid="0045af71"/>
    </style:style>
    <style:style style:name="P216" style:family="paragraph" style:parent-style-name="Text_20_body">
      <style:text-properties officeooo:rsid="00493118" officeooo:paragraph-rsid="00493118"/>
    </style:style>
    <style:style style:name="P217" style:family="paragraph" style:parent-style-name="Text_20_body">
      <style:text-properties officeooo:rsid="004ae8eb" officeooo:paragraph-rsid="004ae8eb"/>
    </style:style>
    <style:style style:name="P21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19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20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456823"/>
    </style:style>
    <style:style style:name="P22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45af71"/>
    </style:style>
    <style:style style:name="P22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22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456823" style:text-blinking="false"/>
    </style:style>
    <style:style style:name="P22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45af71" style:text-blinking="false"/>
    </style:style>
    <style:style style:name="P225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22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456823" officeooo:paragraph-rsid="00456823"/>
    </style:style>
    <style:style style:name="P22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456823" officeooo:paragraph-rsid="0045af71"/>
    </style:style>
    <style:style style:name="P228" style:family="paragraph" style:parent-style-name="Normal_20__28_Web_29_">
      <style:paragraph-properties fo:text-align="justify" style:justify-single-word="false"/>
      <style:text-properties fo:font-size="12pt" officeooo:paragraph-rsid="00456823" style:font-size-asian="12pt" style:font-size-complex="12pt"/>
    </style:style>
    <style:style style:name="P229" style:family="paragraph" style:parent-style-name="Normal_20__28_Web_29_">
      <style:paragraph-properties fo:text-align="justify" style:justify-single-word="false"/>
      <style:text-properties fo:font-size="12pt" officeooo:paragraph-rsid="0045af71" style:font-size-asian="12pt" style:font-size-complex="12pt"/>
    </style:style>
    <style:style style:name="P230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 style:font-weight-complex="bold"/>
    </style:style>
    <style:style style:name="P231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 style:font-weight-complex="bold"/>
    </style:style>
    <style:style style:name="P232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456823" style:font-name-asian="Arial Unicode MS" style:font-size-asian="12pt" style:font-name-complex="Arial Unicode MS" style:font-size-complex="12pt"/>
    </style:style>
    <style:style style:name="P233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45af71" style:font-name-asian="Arial Unicode MS" style:font-size-asian="12pt" style:font-name-complex="Arial Unicode MS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456823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45af71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456823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45af71" style:font-size-asian="12pt" style:font-weight-asian="bold" style:font-size-complex="12pt" style:font-weight-complex="bold"/>
    </style:style>
    <style:style style:name="P238" style:family="paragraph" style:parent-style-name="Table_20_Contents">
      <style:text-properties fo:font-size="12pt" officeooo:rsid="002f7d46" officeooo:paragraph-rsid="00456823" style:font-size-asian="12pt" style:font-size-complex="12pt"/>
    </style:style>
    <style:style style:name="P239" style:family="paragraph" style:parent-style-name="Table_20_Contents">
      <style:text-properties fo:font-size="12pt" officeooo:rsid="002f7d46" officeooo:paragraph-rsid="0045af71" style:font-size-asian="12pt" style:font-size-complex="12pt"/>
    </style:style>
    <style:style style:name="P240" style:family="paragraph" style:parent-style-name="Table_20_Contents">
      <style:text-properties fo:font-size="12pt" officeooo:rsid="001d9170" officeooo:paragraph-rsid="00456823" style:font-size-asian="12pt" style:font-size-complex="12pt"/>
    </style:style>
    <style:style style:name="P241" style:family="paragraph" style:parent-style-name="Table_20_Contents">
      <style:text-properties fo:font-size="12pt" officeooo:rsid="001d9170" officeooo:paragraph-rsid="0045af71" style:font-size-asian="12pt" style:font-size-complex="12pt"/>
    </style:style>
    <style:style style:name="P242" style:family="paragraph" style:parent-style-name="Table_20_Contents">
      <style:text-properties fo:font-size="12pt" officeooo:rsid="003a1d10" officeooo:paragraph-rsid="00456823" style:font-size-asian="12pt" style:font-size-complex="12pt"/>
    </style:style>
    <style:style style:name="P243" style:family="paragraph" style:parent-style-name="Table_20_Contents">
      <style:text-properties fo:font-size="12pt" officeooo:rsid="003a1d10" officeooo:paragraph-rsid="0045af71" style:font-size-asian="12pt" style:font-size-complex="12pt"/>
    </style:style>
    <style:style style:name="P244" style:family="paragraph" style:parent-style-name="Table_20_Contents">
      <style:text-properties fo:font-size="12pt" officeooo:rsid="00300a02" officeooo:paragraph-rsid="00456823" style:font-size-asian="12pt" style:font-size-complex="12pt"/>
    </style:style>
    <style:style style:name="P245" style:family="paragraph" style:parent-style-name="Table_20_Contents">
      <style:text-properties fo:font-size="12pt" officeooo:rsid="00300a02" officeooo:paragraph-rsid="0045af71" style:font-size-asian="12pt" style:font-size-complex="12pt"/>
    </style:style>
    <style:style style:name="P246" style:family="paragraph" style:parent-style-name="Table_20_Contents">
      <style:text-properties fo:font-size="12pt" officeooo:paragraph-rsid="00456823" style:font-size-asian="12pt" style:font-size-complex="12pt"/>
    </style:style>
    <style:style style:name="P247" style:family="paragraph" style:parent-style-name="Table_20_Contents">
      <style:text-properties fo:font-size="12pt" officeooo:rsid="0045af71" officeooo:paragraph-rsid="0045af71" style:font-size-asian="12pt" style:font-size-complex="12pt"/>
    </style:style>
    <style:style style:name="P248" style:family="paragraph" style:parent-style-name="Table_20_Contents">
      <style:text-properties fo:font-size="12pt" officeooo:paragraph-rsid="0045af71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7b920" style:font-name-asian="Arial Unicode MS" style:font-name-complex="Arial Unicode MS"/>
    </style:style>
    <style:style style:name="T8" style:family="text">
      <style:text-properties style:font-name="Arial Unicode MS" officeooo:rsid="00317e55" style:font-name-asian="Arial Unicode MS" style:font-name-complex="Arial Unicode MS"/>
    </style:style>
    <style:style style:name="T9" style:family="text">
      <style:text-properties style:font-name="Arial Unicode MS" officeooo:rsid="0034f61b" style:font-name-asian="Arial Unicode MS" style:font-name-complex="Arial Unicode MS"/>
    </style:style>
    <style:style style:name="T10" style:family="text">
      <style:text-properties style:font-name="Arial Unicode MS" officeooo:rsid="00355cfc" style:font-name-asian="Arial Unicode MS" style:font-name-complex="Arial Unicode MS"/>
    </style:style>
    <style:style style:name="T11" style:family="text">
      <style:text-properties style:font-name="Arial Unicode MS" officeooo:rsid="003a1d10" style:font-name-asian="Arial Unicode MS" style:font-name-complex="Arial Unicode MS"/>
    </style:style>
    <style:style style:name="T12" style:family="text">
      <style:text-properties style:font-name="Arial Unicode MS" officeooo:rsid="003ca17d" style:font-name-asian="Arial Unicode MS" style:font-name-complex="Arial Unicode MS"/>
    </style:style>
    <style:style style:name="T13" style:family="text">
      <style:text-properties style:font-name="Arial Unicode MS" officeooo:rsid="003e2dbb" style:font-name-asian="Arial Unicode MS" style:font-name-complex="Arial Unicode MS"/>
    </style:style>
    <style:style style:name="T14" style:family="text">
      <style:text-properties style:font-name="Arial Unicode MS" officeooo:rsid="003ecf58" style:font-name-asian="Arial Unicode MS" style:font-name-complex="Arial Unicode MS"/>
    </style:style>
    <style:style style:name="T15" style:family="text">
      <style:text-properties style:font-name="Arial Unicode MS" officeooo:rsid="00456823" style:font-name-asian="Arial Unicode MS" style:font-name-complex="Arial Unicode MS"/>
    </style:style>
    <style:style style:name="T16" style:family="text">
      <style:text-properties style:font-name="Arial Unicode MS" officeooo:rsid="0045af71" style:font-name-asian="Arial Unicode MS" style:font-name-complex="Arial Unicode MS"/>
    </style:style>
    <style:style style:name="T17" style:family="text">
      <style:text-properties style:font-name="Arial Unicode MS" officeooo:rsid="0045d076" style:font-name-asian="Arial Unicode MS" style:font-name-complex="Arial Unicode MS"/>
    </style:style>
    <style:style style:name="T18" style:family="text">
      <style:text-properties style:font-name="Arial Unicode MS" officeooo:rsid="00479ba0" style:font-name-asian="Arial Unicode MS" style:font-name-complex="Arial Unicode MS"/>
    </style:style>
    <style:style style:name="T19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20" style:family="text">
      <style:text-properties style:font-name="Arial Unicode MS" fo:language="es" fo:country="ES" style:font-name-asian="Arial Unicode MS" style:font-name-complex="Arial Unicode MS"/>
    </style:style>
    <style:style style:name="T21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22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23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24" style:family="text">
      <style:text-properties style:font-name="Arial Unicode MS" fo:language="es" fo:country="ES" officeooo:rsid="0017b920" style:font-name-asian="Arial Unicode MS" style:font-name-complex="Arial Unicode MS"/>
    </style:style>
    <style:style style:name="T25" style:family="text">
      <style:text-properties style:font-name="Arial Unicode MS" fo:language="es" fo:country="ES" officeooo:rsid="00216145" style:font-name-asian="Arial Unicode MS" style:font-name-complex="Arial Unicode MS"/>
    </style:style>
    <style:style style:name="T26" style:family="text">
      <style:text-properties style:font-name="Arial Unicode MS" fo:language="es" fo:country="ES" officeooo:rsid="0045af71" style:font-name-asian="Arial Unicode MS" style:font-name-complex="Arial Unicode MS"/>
    </style:style>
    <style:style style:name="T27" style:family="text">
      <style:text-properties style:font-weight-complex="bold"/>
    </style:style>
    <style:style style:name="T28" style:family="text">
      <style:text-properties officeooo:rsid="000975e9" style:font-weight-complex="bold"/>
    </style:style>
    <style:style style:name="T29" style:family="text">
      <style:text-properties officeooo:rsid="000d6434" style:font-weight-complex="bold"/>
    </style:style>
    <style:style style:name="T30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31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32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a1d10" style:font-name-asian="Arial Unicode MS" style:font-size-asian="12pt" style:font-name-complex="Arial Unicode MS" style:font-size-complex="12pt" style:font-weight-complex="bold"/>
    </style:style>
    <style:style style:name="T33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ca17d" style:font-name-asian="Arial Unicode MS" style:font-size-asian="12pt" style:font-name-complex="Arial Unicode MS" style:font-size-complex="12pt" style:font-weight-complex="bold"/>
    </style:style>
    <style:style style:name="T34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56823" style:font-name-asian="Arial Unicode MS" style:font-size-asian="12pt" style:font-name-complex="Arial Unicode MS" style:font-size-complex="12pt" style:font-weight-complex="bold"/>
    </style:style>
    <style:style style:name="T35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5af71" style:font-name-asian="Arial Unicode MS" style:font-size-asian="12pt" style:font-name-complex="Arial Unicode MS" style:font-size-complex="12pt" style:font-weight-complex="bold"/>
    </style:style>
    <style:style style:name="T36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37" style:family="text">
      <style:text-properties fo:font-weight="bold"/>
    </style:style>
    <style:style style:name="T38" style:family="text">
      <style:text-properties fo:font-weight="bold" officeooo:rsid="000d6434" style:font-weight-asian="bold" style:font-weight-complex="bold"/>
    </style:style>
    <style:style style:name="T39" style:family="text">
      <style:text-properties fo:font-weight="bold" officeooo:rsid="000d6434"/>
    </style:style>
    <style:style style:name="T40" style:family="text">
      <style:text-properties officeooo:rsid="000cd908"/>
    </style:style>
    <style:style style:name="T41" style:family="text">
      <style:text-properties officeooo:rsid="0015cdc9"/>
    </style:style>
    <style:style style:name="T42" style:family="text">
      <style:text-properties officeooo:rsid="002a2422"/>
    </style:style>
    <style:style style:name="T43" style:family="text">
      <style:text-properties officeooo:rsid="00300a02"/>
    </style:style>
    <style:style style:name="T44" style:family="text">
      <style:text-properties officeooo:rsid="0038fa51"/>
    </style:style>
    <style:style style:name="T45" style:family="text">
      <style:text-properties officeooo:rsid="003a1d10"/>
    </style:style>
    <style:style style:name="T46" style:family="text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47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48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1ee1fe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49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af71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50" style:family="text">
      <style:text-properties officeooo:rsid="0040b63e"/>
    </style:style>
    <style:style style:name="T51" style:family="text">
      <style:text-properties officeooo:rsid="0041f3cd"/>
    </style:style>
    <style:style style:name="T52" style:family="text">
      <style:text-properties style:use-window-font-color="true" style:font-name="Arial Unicode MS" fo:font-size="12pt" fo:language="es" fo:country="PR" officeooo:rsid="001ee1fe" style:font-name-asian="Arial Unicode MS" style:font-size-asian="12pt" style:font-name-complex="Arial Unicode MS" style:font-size-complex="12pt" style:language-complex="ar" style:country-complex="SA"/>
    </style:style>
    <style:style style:name="T53" style:family="text">
      <style:text-properties officeooo:rsid="0045af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MINUTA</text:p>
      <text:p text:style-name="P5"/>
      <text:p text:style-name="P2"><text:span text:style-name="T31">Minuta No. 001</text:span><text:span text:style-name="apple-converted-space"><text:span text:style-name="T30"> de </text:span></text:span><text:span text:style-name="apple-converted-space"><text:span text:style-name="T36">Grupo1</text:span></text:span></text:p>
      <text:p text:style-name="P6"><text:tab/></text:p>
      <text:p text:style-name="P33"><text:span text:style-name="T1"><text:tab/>Fecha<text:tab/>: </text:span><text:span text:style-name="T6">Lunes</text:span><text:span text:style-name="T2"> </text:span><text:span text:style-name="T7">07</text:span><text:span text:style-name="T2"> de </text:span><text:span text:style-name="T7">08</text:span></text:p>
      <text:p text:style-name="P33"><text:span text:style-name="T1"><text:tab/>Hora <text:tab/>: </text:span><text:span text:style-name="T7">09:00am</text:span><text:span text:style-name="T1"> </text:span></text:p>
      <text:p text:style-name="P33"><text:span text:style-name="T1"><text:tab/>Lugar<text:tab/>: </text:span><text:span text:style-name="T7">Casa Adan</text:span></text:p>
      <text:p text:style-name="P5"><text:tab/></text:p>
      <text:p text:style-name="P59"><text:span text:style-name="T1">Siendo las </text:span><text:span text:style-name="T7">09:00am</text:span><text:span text:style-name="T3"> </text:span><text:span text:style-name="T1"><text:s/>horas del día </text:span><text:span text:style-name="T7">07</text:span><text:span text:style-name="T1"> de </text:span><text:span text:style-name="T7">agoste</text:span><text:span text:style-name="T1"> de 20</text:span><text:span text:style-name="T3">1</text:span><text:span text:style-name="T7">7</text:span><text:span text:style-name="T1">, se reúne el grupo: </text:span><text:span text:style-name="T19">Grupo1</text:span><text:span text:style-name="T1">, en sesión extraordinaria previa citación realizada.</text:span></text:p>
      <text:p text:style-name="P56">ASISTENTES:</text:p>
      <text:p text:style-name="P33"><text:span text:style-name="T20">La persona encargada </text:span><text:span text:style-name="T21">que</text:span><text:span text:style-name="T20"> preceder la reunión, <text:s/></text:span><text:span text:style-name="T24">Luis C Parra C</text:span><text:span text:style-name="T20">, pasó lista y determinó que había quórum.</text:span></text:p>
      <text:p text:style-name="P14">Los asistentes a esta reunión son:</text:p>
      <text:p text:style-name="P14"/>
      <text:list xml:id="list7307151385651966214" text:style-name="WW8Num1">
        <text:list-item>
          <text:p text:style-name="P86">Luis Parra C</text:p>
        </text:list-item>
        <text:list-item>
          <text:p text:style-name="P92"><text:span text:style-name="T44">Adán Carranza</text:span><text:tab/><text:tab/></text:p>
        </text:list-item>
        <text:list-item>
          <text:p text:style-name="P124"><text:span text:style-name="T22">Pablo Carranza<text:tab/></text:span><text:span text:style-name="T4"><text:tab/></text:span></text:p>
          <text:p text:style-name="P92"/>
        </text:list-item>
      </text:list>
      <text:p text:style-name="P14"/>
      <text:list xml:id="list225731589414413" text:continue-numbering="true" text:style-name="WW8Num1">
        <text:list-header>
          <text:p text:style-name="P91"/>
        </text:list-header>
      </text:list>
      <text:p text:style-name="P56">AGENDA:</text:p>
      <text:p text:style-name="P44"/>
      <text:p text:style-name="P17">ASUNTOS:</text:p>
      <text:p text:style-name="P53"/>
      <text:list xml:id="list3739883100299538778" text:style-name="WW8Num5">
        <text:list-item>
          <text:p text:style-name="P99">Asuntos tratados y acuerdos tomados</text:p>
        </text:list-item>
      </text:list>
      <text:p text:style-name="P39"><text:tab/><text:tab/></text:p>
      <text:list xml:id="list1119294322953077553" text:style-name="L1">
        <text:list-item>
          <text:p text:style-name="P170">Qué he hecho </text:p>
          <text:list>
            <text:list-item>
              <text:p text:style-name="P175">¿Pude hacer todo lo que tenía planeado? <text:span text:style-name="T42">Si, se lograron realizar los CRUD en la tbjunta</text:span></text:p>
              <text:p text:style-name="P180"/>
            </text:list-item>
          </text:list>
        </text:list-item>
        <text:list-item>
          <text:p text:style-name="P185"><text:span text:style-name="T37">Qué voy a hacer . </text:span><text:s/></text:p>
        </text:list-item>
        <text:list-item>
          <text:p text:style-name="P190">Conectar con GitHub para un mejor control de versiones del proyecto.</text:p>
        </text:list-item>
        <text:list-item>
          <text:p text:style-name="P190">Instalacion y configuración del “XAMPP”.</text:p>
        </text:list-item>
        <text:list-item>
          <text:p text:style-name="P190">Creacion de la DB (Junta).</text:p>
        </text:list-item>
        <text:list-item>
          <text:p text:style-name="P190"><text:soft-page-break/>CRUD para la “tbjunta”.</text:p>
        </text:list-item>
        <text:list-item>
          <text:p text:style-name="P193">Creacion de la vista para la captura de datos para el CRUD de junta.</text:p>
          <text:p text:style-name="P190"/>
        </text:list-item>
        <text:list-item>
          <text:p text:style-name="P185"><text:span text:style-name="T39">I</text:span><text:span text:style-name="T37">mpedimentos <text:s/></text:span></text:p>
        </text:list-item>
        <text:list-item>
          <text:p text:style-name="P198">Conecion con la DB.</text:p>
        </text:list-item>
        <text:list-item>
          <text:p text:style-name="P203">Problemas con la herramienta Git Hub.</text:p>
        </text:list-item>
        <text:list-item>
          <text:p text:style-name="P204">Reformulación de la jutaView.</text:p>
          <text:p text:style-name="P198"/>
        </text:list-item>
        <text:list-item>
          <text:p text:style-name="P148"><text:span text:style-name="T38">Tareas realizadas que no fueron planeadas</text:span><text:span text:style-name="T29">. </text:span></text:p>
        </text:list-item>
        <text:list-item>
          <text:p text:style-name="P153"><text:span text:style-name="T28">I</text:span><text:span text:style-name="T27">ntalacion de Linux, sublime tex y complemetos.</text:span></text:p>
          <text:p text:style-name="P154"/>
        </text:list-item>
      </text:list>
      <text:list xml:id="list225731260185739" text:continue-list="list3739883100299538778" text:style-name="WW8Num5">
        <text:list-item>
          <text:p text:style-name="P99">Asuntos Pendientes</text:p>
        </text:list-item>
      </text:list>
      <text:p text:style-name="P5"/>
      <text:list xml:id="list225730314131078" text:continue-numbering="true" text:style-name="WW8Num5">
        <text:list-item>
          <text:list>
            <text:list-item>
              <text:p text:style-name="P113">Se logro realizar los objetivos planteados.</text:p>
            </text:list-item>
          </text:list>
        </text:list-item>
      </text:list>
      <text:p text:style-name="P47"/>
      <text:list xml:id="list225731065165200" text:continue-numbering="true" text:style-name="WW8Num5">
        <text:list-item>
          <text:p text:style-name="P99">Asuntos Nuevos</text:p>
          <text:p text:style-name="P99"/>
        </text:list-item>
      </text:list>
      <text:list xml:id="list7208074856344202090" text:style-name="L2">
        <text:list-item>
          <text:p text:style-name="P133">Creación de Cosultas avazadas.</text:p>
        </text:list-item>
      </text:list>
      <text:list xml:id="list225730302892285" text:continue-list="list225731065165200" text:style-name="WW8Num5">
        <text:list-header>
          <text:p text:style-name="P99"/>
        </text:list-header>
        <text:list-item>
          <text:p text:style-name="P104">Cumplimiento de tareas asignadas</text:p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2">Tarea </text:p>
          </table:table-cell>
          <table:table-cell table:style-name="Tabla1.A1" office:value-type="string">
            <text:p text:style-name="P62">Responsable</text:p>
          </table:table-cell>
          <table:table-cell table:style-name="Tabla1.A1" office:value-type="string">
            <text:p text:style-name="P62">Grado de conclusión</text:p>
          </table:table-cell>
          <table:table-cell table:style-name="Tabla1.D1" office:value-type="string">
            <text:p text:style-name="P65">Nota</text:p>
          </table:table-cell>
        </table:table-row>
        <table:table-row>
          <table:table-cell table:style-name="Tabla1.A4" office:value-type="string">
            <text:p text:style-name="P73">Conección a DB</text:p>
          </table:table-cell>
          <table:table-cell table:style-name="Tabla1.B2" office:value-type="string">
            <text:p text:style-name="P69">Pablo Carranza</text:p>
          </table:table-cell>
          <table:table-cell table:style-name="Tabla1.C2" office:value-type="string">
            <text:p text:style-name="P80">100%</text:p>
          </table:table-cell>
          <table:table-cell table:style-name="Tabla1.D2" office:value-type="string">
            <text:p text:style-name="P68"/>
          </table:table-cell>
        </table:table-row>
        <table:table-row>
          <table:table-cell table:style-name="Tabla1.A4" office:value-type="string">
            <text:p text:style-name="P73">Creaecion CRUDS</text:p>
          </table:table-cell>
          <table:table-cell table:style-name="Tabla1.B3" office:value-type="string">
            <text:p text:style-name="P73">Pablo Carranza</text:p>
          </table:table-cell>
          <table:table-cell table:style-name="Tabla1.C3" office:value-type="string">
            <text:p text:style-name="P80">100%</text:p>
          </table:table-cell>
          <table:table-cell table:style-name="Tabla1.D3" office:value-type="string">
            <text:p text:style-name="P68"/>
          </table:table-cell>
        </table:table-row>
        <table:table-row>
          <table:table-cell table:style-name="Tabla1.A4" office:value-type="string">
            <text:p text:style-name="P69">Domain</text:p>
          </table:table-cell>
          <table:table-cell table:style-name="Tabla1.B4" office:value-type="string">
            <text:p text:style-name="P69">Luis Parra</text:p>
          </table:table-cell>
          <table:table-cell table:style-name="Tabla1.C4" office:value-type="string">
            <text:p text:style-name="P80">100%</text:p>
          </table:table-cell>
          <table:table-cell table:style-name="Tabla1.D4" office:value-type="string">
            <text:p text:style-name="P72"/>
          </table:table-cell>
        </table:table-row>
        <table:table-row>
          <table:table-cell table:style-name="Tabla1.A5" office:value-type="string">
            <text:p text:style-name="P69">View<text:span text:style-name="T43">s</text:span></text:p>
          </table:table-cell>
          <table:table-cell table:style-name="Tabla1.B5" office:value-type="string">
            <text:p text:style-name="P69">Luis Parra</text:p>
          </table:table-cell>
          <table:table-cell table:style-name="Tabla1.C5" office:value-type="string">
            <text:p text:style-name="P80">80%</text:p>
          </table:table-cell>
          <table:table-cell table:style-name="Tabla1.D5" office:value-type="string">
            <text:p text:style-name="P72"/>
          </table:table-cell>
        </table:table-row>
        <table:table-row>
          <table:table-cell table:style-name="Tabla1.A6" office:value-type="string">
            <text:p text:style-name="P76">Bissines</text:p>
          </table:table-cell>
          <table:table-cell table:style-name="Tabla1.B6" office:value-type="string">
            <text:p text:style-name="P76">Adan Carranza</text:p>
          </table:table-cell>
          <table:table-cell table:style-name="Tabla1.C6" office:value-type="string">
            <text:p text:style-name="P80">100%</text:p>
          </table:table-cell>
          <table:table-cell table:style-name="Tabla1.D6" office:value-type="string">
            <text:p text:style-name="P72"/>
          </table:table-cell>
        </table:table-row>
      </table:table>
      <text:p text:style-name="P50"/>
      <text:p text:style-name="P50"/>
      <text:p text:style-name="P9">*Aunque el proyecto es grupal, en cada iteración se asignará una persona del grupo como responsable de cada una de las tareas asignadas.</text:p>
      <text:p text:style-name="P23">**Existen tareas ya definidas <text:span text:style-name="T40">como avances revisables en cada iteración:</text:span></text:p>
      <text:p text:style-name="P26">1. Diagramas de casos de uso</text:p>
      <text:p text:style-name="P26"><text:soft-page-break/>2. Modelo de datos</text:p>
      <text:p text:style-name="P26">3. Diagrama de aplicación</text:p>
      <text:p text:style-name="P29">4. Módulos funcionales <text:span text:style-name="T41">en ejecución</text:span></text:p>
      <text:p text:style-name="P18"/>
      <text:p text:style-name="P17">PROXIMA REUNION:</text:p>
      <text:p text:style-name="P5"/>
      <text:p text:style-name="P5"/>
      <text:p text:style-name="P33"><text:span text:style-name="T1">Fecha: </text:span><text:span text:style-name="T9">14</text:span><text:span text:style-name="T2"> de </text:span><text:span text:style-name="T9">08</text:span></text:p>
      <text:p text:style-name="P33"><text:span text:style-name="T1">Hora: </text:span><text:span text:style-name="T5">8</text:span><text:span text:style-name="T1">:00 AM</text:span></text:p>
      <text:p text:style-name="P33"><text:span text:style-name="T1">Lugar: </text:span><text:span text:style-name="T8">Casa Adan</text:span></text:p>
      <text:p text:style-name="P5"/>
      <text:p text:style-name="P17"/>
      <text:p text:style-name="P17">CLAUSURA:</text:p>
      <text:p text:style-name="Standard"/>
      <text:p text:style-name="P34"><text:span text:style-name="T25">Luis Carlos Parra </text:span><text:span text:style-name="T23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31">Minuta No. 00</text:span><text:span text:style-name="T32">2</text:span><text:span text:style-name="apple-converted-space"><text:span text:style-name="T30"> de </text:span></text:span><text:span text:style-name="apple-converted-space"><text:span text:style-name="T36">Grupo1</text:span></text:span></text:p>
      <text:p text:style-name="P7"><text:tab/></text:p>
      <text:p text:style-name="P35"><text:span text:style-name="T1"><text:tab/>Fecha<text:tab/>: </text:span><text:span text:style-name="T6">Lunes</text:span><text:span text:style-name="T2"> </text:span><text:span text:style-name="T11">19</text:span><text:span text:style-name="T2"> de </text:span><text:span text:style-name="T7">08</text:span></text:p>
      <text:p text:style-name="P35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35"><text:span text:style-name="T1"><text:tab/>Lugar<text:tab/>: </text:span><text:span text:style-name="T7">Casa Adan</text:span></text:p>
      <text:p text:style-name="P12"><text:tab/></text:p>
      <text:p text:style-name="P60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1">19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19">Grupo1</text:span><text:span text:style-name="T1">, en sesión extraordinaria previa citación realizada.</text:span></text:p>
      <text:p text:style-name="P57">ASISTENTES:</text:p>
      <text:p text:style-name="P35"><text:span text:style-name="T20">La persona encargada </text:span><text:span text:style-name="T21">que</text:span><text:span text:style-name="T20"> preceder la reunión, <text:s/></text:span><text:span text:style-name="T24">Luis C Parra C</text:span><text:span text:style-name="T20">, pasó lista y determinó que había quórum.</text:span></text:p>
      <text:p text:style-name="P15">Los asistentes a esta reunión son:</text:p>
      <text:p text:style-name="P15"/>
      <text:list xml:id="list225730114260520" text:continue-list="list225731589414413" text:style-name="WW8Num1">
        <text:list-item>
          <text:p text:style-name="P87">Luis Parra C</text:p>
        </text:list-item>
        <text:list-item>
          <text:p text:style-name="P93"><text:span text:style-name="T44">Adán Carranza</text:span><text:tab/><text:tab/></text:p>
        </text:list-item>
        <text:list-item>
          <text:p text:style-name="P125"><text:span text:style-name="T22">Pablo Carranza<text:tab/></text:span><text:span text:style-name="T4"><text:tab/></text:span></text:p>
          <text:p text:style-name="P93"/>
        </text:list-item>
      </text:list>
      <text:p text:style-name="P15"/>
      <text:list xml:id="list225731707502955" text:continue-numbering="true" text:style-name="WW8Num1">
        <text:list-header>
          <text:p text:style-name="P93"/>
        </text:list-header>
      </text:list>
      <text:p text:style-name="P57">AGENDA:</text:p>
      <text:p text:style-name="P45"/>
      <text:p text:style-name="P21">ASUNTOS:</text:p>
      <text:p text:style-name="P54"/>
      <text:list xml:id="list225730204497434" text:continue-list="list225730302892285" text:style-name="WW8Num5">
        <text:list-item>
          <text:p text:style-name="P100">Asuntos tratados y acuerdos tomados</text:p>
          <text:p text:style-name="P100"/>
        </text:list-item>
      </text:list>
      <text:p text:style-name="P40"><text:tab/><text:tab/></text:p>
      <text:list xml:id="list225730179409266" text:continue-list="list1119294322953077553" text:style-name="L1">
        <text:list-item>
          <text:p text:style-name="P171">Qué he hecho </text:p>
          <text:list>
            <text:list-item>
              <text:p text:style-name="P176">¿Pude hacer todo lo que tenía planeado? <text:span text:style-name="T42">Si, se lograron realizar los CRUD en las tbPerson, tbHerd, tbHerdActivity,tbActivity.</text:span></text:p>
              <text:p text:style-name="P181"/>
            </text:list-item>
          </text:list>
        </text:list-item>
        <text:list-item>
          <text:p text:style-name="P186"><text:span text:style-name="T37">Qué voy a hacer . </text:span><text:s/></text:p>
        </text:list-item>
        <text:list-item>
          <text:p text:style-name="P194">Por definir</text:p>
        </text:list-item>
      </text:list>
      <text:p text:style-name="P42"/>
      <text:p text:style-name="P42"><text:soft-page-break/></text:p>
      <text:p text:style-name="P42"/>
      <text:list xml:id="list225731348704754" text:continue-numbering="true" text:style-name="L1">
        <text:list-item>
          <text:p text:style-name="P186"><text:span text:style-name="T39">I</text:span><text:span text:style-name="T37">mpedimentos <text:s/></text:span></text:p>
        </text:list-item>
        <text:list-item>
          <text:p text:style-name="P199">Co<text:span text:style-name="T45">ncatenacion de Datos.</text:span></text:p>
          <text:p text:style-name="P205"/>
          <text:p text:style-name="P199"/>
        </text:list-item>
        <text:list-item>
          <text:p text:style-name="P149"><text:span text:style-name="T38">Tareas realizadas que no fueron planeadas</text:span><text:span text:style-name="T29">. </text:span></text:p>
          <text:p text:style-name="P155"/>
        </text:list-item>
      </text:list>
      <text:list xml:id="list225729838514836" text:continue-list="list225730204497434" text:style-name="WW8Num5">
        <text:list-item>
          <text:p text:style-name="P100">Asuntos Pendientes</text:p>
        </text:list-item>
      </text:list>
      <text:p text:style-name="P12"/>
      <text:list xml:id="list225730359416900" text:continue-numbering="true" text:style-name="WW8Num5">
        <text:list-item>
          <text:list>
            <text:list-item>
              <text:p text:style-name="P114">Correccion de la juntaView</text:p>
            </text:list-item>
          </text:list>
        </text:list-item>
      </text:list>
      <text:p text:style-name="P48"/>
      <text:list xml:id="list225730806566762" text:continue-numbering="true" text:style-name="WW8Num5">
        <text:list-item>
          <text:p text:style-name="P100">Asuntos Nuevos</text:p>
          <text:p text:style-name="P100"/>
        </text:list-item>
      </text:list>
      <text:list xml:id="list4489736305346026460" text:style-name="L3">
        <text:list-item>
          <text:p text:style-name="P134">Creación de Cosultas avazadas.</text:p>
        </text:list-item>
      </text:list>
      <text:list xml:id="list225731285373064" text:continue-list="list225730806566762" text:style-name="WW8Num5">
        <text:list-header>
          <text:p text:style-name="P100"/>
        </text:list-header>
        <text:list-item>
          <text:p text:style-name="P105">Cumplimiento de tareas asignadas</text:p>
        </text:list-item>
      </text:list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3">Tarea </text:p>
          </table:table-cell>
          <table:table-cell table:style-name="Table1.A1" office:value-type="string">
            <text:p text:style-name="P63">Responsable</text:p>
          </table:table-cell>
          <table:table-cell table:style-name="Table1.A1" office:value-type="string">
            <text:p text:style-name="P63">Grado de conclusión</text:p>
          </table:table-cell>
          <table:table-cell table:style-name="Table1.D1" office:value-type="string">
            <text:p text:style-name="P66">Nota</text:p>
          </table:table-cell>
        </table:table-row>
        <table:table-row>
          <table:table-cell table:style-name="Table1.A4" office:value-type="string">
            <text:p text:style-name="P74">Conección a DB</text:p>
          </table:table-cell>
          <table:table-cell table:style-name="Table1.B2" office:value-type="string">
            <text:p text:style-name="P70">Pablo Carranza</text:p>
          </table:table-cell>
          <table:table-cell table:style-name="Table1.C2" office:value-type="string">
            <text:p text:style-name="P80">100%</text:p>
          </table:table-cell>
          <table:table-cell table:style-name="Table1.D2" office:value-type="string">
            <text:p text:style-name="P79"/>
          </table:table-cell>
        </table:table-row>
        <table:table-row>
          <table:table-cell table:style-name="Table1.A4" office:value-type="string">
            <text:p text:style-name="P74">Creaecion CRUDS</text:p>
          </table:table-cell>
          <table:table-cell table:style-name="Table1.B3" office:value-type="string">
            <text:p text:style-name="P74">Pablo Carranza</text:p>
          </table:table-cell>
          <table:table-cell table:style-name="Table1.C3" office:value-type="string">
            <text:p text:style-name="P80">100%</text:p>
          </table:table-cell>
          <table:table-cell table:style-name="Table1.D3" office:value-type="string">
            <text:p text:style-name="P79"/>
          </table:table-cell>
        </table:table-row>
        <table:table-row>
          <table:table-cell table:style-name="Table1.A4" office:value-type="string">
            <text:p text:style-name="P70">Domain</text:p>
          </table:table-cell>
          <table:table-cell table:style-name="Table1.B4" office:value-type="string">
            <text:p text:style-name="P70">Luis Parra</text:p>
          </table:table-cell>
          <table:table-cell table:style-name="Table1.C4" office:value-type="string">
            <text:p text:style-name="P80">100%</text:p>
          </table:table-cell>
          <table:table-cell table:style-name="Table1.D4" office:value-type="string">
            <text:p text:style-name="P79"/>
          </table:table-cell>
        </table:table-row>
        <table:table-row>
          <table:table-cell table:style-name="Table1.A5" office:value-type="string">
            <text:p text:style-name="P70">View<text:span text:style-name="T43">s</text:span></text:p>
          </table:table-cell>
          <table:table-cell table:style-name="Table1.B5" office:value-type="string">
            <text:p text:style-name="P70">Luis Parra</text:p>
          </table:table-cell>
          <table:table-cell table:style-name="Table1.C5" office:value-type="string">
            <text:p text:style-name="P80">100%</text:p>
          </table:table-cell>
          <table:table-cell table:style-name="Table1.D5" office:value-type="string">
            <text:p text:style-name="P79"/>
          </table:table-cell>
        </table:table-row>
        <table:table-row>
          <table:table-cell table:style-name="Table1.A6" office:value-type="string">
            <text:p text:style-name="P77">Bissines</text:p>
          </table:table-cell>
          <table:table-cell table:style-name="Table1.B6" office:value-type="string">
            <text:p text:style-name="P77">Adan Carranza</text:p>
          </table:table-cell>
          <table:table-cell table:style-name="Table1.C6" office:value-type="string">
            <text:p text:style-name="P80">100%</text:p>
          </table:table-cell>
          <table:table-cell table:style-name="Table1.D6" office:value-type="string">
            <text:p text:style-name="P79"/>
          </table:table-cell>
        </table:table-row>
      </table:table>
      <text:p text:style-name="P51"/>
      <text:p text:style-name="P51"/>
      <text:p text:style-name="P10">*Aunque el proyecto es grupal, en cada iteración se asignará una persona del grupo como responsable de cada una de las tareas asignadas.</text:p>
      <text:p text:style-name="P24">**Existen tareas ya definidas <text:span text:style-name="T40">como avances revisables en cada iteración:</text:span></text:p>
      <text:p text:style-name="P27">1. Diagramas de casos de uso</text:p>
      <text:p text:style-name="P27">2. Modelo de datos</text:p>
      <text:p text:style-name="P27">3. Diagrama de aplicación</text:p>
      <text:p text:style-name="P30">4. Módulos funcionales <text:span text:style-name="T41">en ejecución</text:span></text:p>
      <text:p text:style-name="P19"/>
      <text:p text:style-name="P21">PROXIMA REUNION:</text:p>
      <text:p text:style-name="P12"/>
      <text:p text:style-name="P12"/>
      <text:p text:style-name="P35"><text:soft-page-break/><text:span text:style-name="T1">Fecha: </text:span><text:span text:style-name="T11">22</text:span><text:span text:style-name="T2"> de </text:span><text:span text:style-name="T9">08</text:span></text:p>
      <text:p text:style-name="P35"><text:span text:style-name="T1">Hora: </text:span><text:span text:style-name="T5">8</text:span><text:span text:style-name="T1">:00 AM</text:span></text:p>
      <text:p text:style-name="P35"><text:span text:style-name="T1">Lugar: </text:span><text:span text:style-name="T11">UNA</text:span></text:p>
      <text:p text:style-name="P12"/>
      <text:p text:style-name="P21"/>
      <text:p text:style-name="P21">CLAUSURA:</text:p>
      <text:p text:style-name="P37"/>
      <text:p text:style-name="P35"><text:span text:style-name="T25">Luis Carlos Parra </text:span><text:span text:style-name="T23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31">Minuta No. 00</text:span><text:span text:style-name="T33">3</text:span><text:span text:style-name="apple-converted-space"><text:span text:style-name="T30"> de </text:span></text:span><text:span text:style-name="apple-converted-space"><text:span text:style-name="T36">Grupo1</text:span></text:span></text:p>
      <text:p text:style-name="P8"><text:tab/></text:p>
      <text:p text:style-name="P36"><text:span text:style-name="T1"><text:tab/>Fecha<text:tab/>: </text:span><text:span text:style-name="T6">Lunes</text:span><text:span text:style-name="T2"> </text:span><text:span text:style-name="T12">26</text:span><text:span text:style-name="T2"> de </text:span><text:span text:style-name="T7">08</text:span></text:p>
      <text:p text:style-name="P36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36"><text:span text:style-name="T1"><text:tab/>Lugar<text:tab/>: </text:span><text:span text:style-name="T7">Casa Adan</text:span></text:p>
      <text:p text:style-name="P13"><text:tab/></text:p>
      <text:p text:style-name="P61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2">26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19">Grupo1</text:span><text:span text:style-name="T1">, en sesión extraordinaria previa citación realizada.</text:span></text:p>
      <text:p text:style-name="P58">ASISTENTES:</text:p>
      <text:p text:style-name="P36"><text:span text:style-name="T20">La persona encargada </text:span><text:span text:style-name="T21">que</text:span><text:span text:style-name="T20"> preceder la reunión, <text:s/></text:span><text:span text:style-name="T24">Luis C Parra C</text:span><text:span text:style-name="T20">, pasó lista y determinó que había quórum.</text:span></text:p>
      <text:p text:style-name="P16">Los asistentes a esta reunión son:</text:p>
      <text:p text:style-name="P16"/>
      <text:list xml:id="list225731701238538" text:continue-list="list225731707502955" text:style-name="WW8Num1">
        <text:list-item>
          <text:p text:style-name="P88">Luis Parra C</text:p>
        </text:list-item>
        <text:list-item>
          <text:p text:style-name="P94"><text:span text:style-name="T44">Adán Carranza</text:span><text:tab/><text:tab/></text:p>
        </text:list-item>
        <text:list-item>
          <text:p text:style-name="P126"><text:span text:style-name="T22">Pablo Carranza<text:tab/></text:span><text:span text:style-name="T4"><text:tab/></text:span></text:p>
          <text:p text:style-name="P94"/>
        </text:list-item>
      </text:list>
      <text:p text:style-name="P16"/>
      <text:list xml:id="list225730103847766" text:continue-numbering="true" text:style-name="WW8Num1">
        <text:list-header>
          <text:p text:style-name="P94"/>
        </text:list-header>
      </text:list>
      <text:p text:style-name="P58">AGENDA:</text:p>
      <text:p text:style-name="P46"/>
      <text:p text:style-name="P22">ASUNTOS:</text:p>
      <text:p text:style-name="P55"/>
      <text:list xml:id="list225731460511097" text:continue-list="list225731285373064" text:style-name="WW8Num5">
        <text:list-item>
          <text:p text:style-name="P101">Asuntos tratados y acuerdos tomados</text:p>
          <text:p text:style-name="P101"/>
        </text:list-item>
      </text:list>
      <text:p text:style-name="P41"><text:tab/><text:tab/></text:p>
      <text:list xml:id="list225731389403467" text:continue-list="list225731348704754" text:style-name="L1">
        <text:list-item>
          <text:p text:style-name="P172">Qué he hecho </text:p>
          <text:list>
            <text:list-item>
              <text:p text:style-name="P177">¿Pude hacer todo lo que tenía planeado? <text:span text:style-name="T42">Si, se lograron realizar las funciones de mantenimiento de las tablas</text:span></text:p>
            </text:list-item>
          </text:list>
          <text:p text:style-name="P218"><text:a xlink:type="simple" xlink:href="http://localhost/phpmyadmin/sql.php?server=1&amp;db=dbasoturga&amp;table=tbactividad&amp;pos=0" text:style-name="Internet_20_link" text:visited-style-name="Visited_20_Internet_20_Link"><text:span text:style-name="T46">tbactividad</text:span></text:a></text:p>
          <text:p text:style-name="P222"/>
          <text:p text:style-name="P218"><text:a xlink:type="simple" xlink:href="http://localhost/phpmyadmin/sql.php?server=1&amp;db=dbasoturga&amp;table=tbfinca&amp;pos=0" text:style-name="Internet_20_link" text:visited-style-name="Visited_20_Internet_20_Link"><text:span text:style-name="T46">tbfinca</text:span></text:a></text:p>
          <text:p text:style-name="P222"/>
          <text:p text:style-name="P218"><text:a xlink:type="simple" xlink:href="http://localhost/phpmyadmin/sql.php?server=1&amp;db=dbasoturga&amp;table=tbfincadireccion&amp;pos=0" text:style-name="Internet_20_link" text:visited-style-name="Visited_20_Internet_20_Link"><text:span text:style-name="T46">tbfincadireccion</text:span></text:a></text:p>
          <text:p text:style-name="P222"/>
          <text:p text:style-name="P218"><text:a xlink:type="simple" xlink:href="http://localhost/phpmyadmin/sql.php?server=1&amp;db=dbasoturga&amp;table=tbfincatipo&amp;pos=0" text:style-name="Internet_20_link" text:visited-style-name="Visited_20_Internet_20_Link"><text:span text:style-name="T46">tbfincatipo</text:span></text:a></text:p>
          <text:p text:style-name="P222"/>
          <text:p text:style-name="P218"><text:a xlink:type="simple" xlink:href="http://localhost/phpmyadmin/sql.php?server=1&amp;db=dbasoturga&amp;table=tbhato&amp;pos=0" text:style-name="Internet_20_link" text:visited-style-name="Visited_20_Internet_20_Link"><text:span text:style-name="T46">tbhato</text:span></text:a></text:p>
          <text:p text:style-name="P222"/>
          <text:p text:style-name="P218"><text:a xlink:type="simple" xlink:href="http://localhost/phpmyadmin/sql.php?server=1&amp;db=dbasoturga&amp;table=tbhatoactividad&amp;pos=0" text:style-name="Internet_20_link" text:visited-style-name="Visited_20_Internet_20_Link"><text:span text:style-name="T46">tbhatoactividad</text:span></text:a></text:p>
        </text:list-item>
      </text:list>
      <text:p text:style-name="P84"><text:soft-page-break/></text:p>
      <text:list xml:id="list225730282416372" text:continue-list="list225731389403467" text:style-name="L4">
        <text:list-header>
          <text:p text:style-name="P219"><text:a xlink:type="simple" xlink:href="http://localhost/phpmyadmin/sql.php?server=1&amp;db=dbasoturga&amp;table=tbjunta&amp;pos=0" text:style-name="Internet_20_link" text:visited-style-name="Visited_20_Internet_20_Link"><text:span text:style-name="T46">tbjunta</text:span></text:a></text:p>
          <text:p text:style-name="P225"/>
          <text:p text:style-name="P219"><text:a xlink:type="simple" xlink:href="http://localhost/phpmyadmin/sql.php?server=1&amp;db=dbasoturga&amp;table=tbpersona&amp;pos=0" text:style-name="Internet_20_link" text:visited-style-name="Visited_20_Internet_20_Link"><text:span text:style-name="T46">tbpersona</text:span></text:a></text:p>
          <text:p text:style-name="P225"/>
          <text:p text:style-name="P219"><text:a xlink:type="simple" xlink:href="http://localhost/phpmyadmin/sql.php?server=1&amp;db=dbasoturga&amp;table=tbsocio&amp;pos=0" text:style-name="Internet_20_link" text:visited-style-name="Visited_20_Internet_20_Link"><text:span text:style-name="T46">tbsocio</text:span></text:a></text:p>
          <text:p text:style-name="P225"/>
          <text:p text:style-name="P219"><text:a xlink:type="simple" xlink:href="http://localhost/phpmyadmin/sql.php?server=1&amp;db=dbasoturga&amp;table=tbsociodireccion&amp;pos=0" text:style-name="Internet_20_link" text:visited-style-name="Visited_20_Internet_20_Link"><text:span text:style-name="T46">tbsociodireccion</text:span></text:a></text:p>
          <text:p text:style-name="P225"/>
          <text:p text:style-name="P219"><text:a xlink:type="simple" xlink:href="http://localhost/phpmyadmin/sql.php?server=1&amp;db=dbasoturga&amp;table=tbsocioestado&amp;pos=0" text:style-name="Internet_20_link" text:visited-style-name="Visited_20_Internet_20_Link"><text:span text:style-name="T46">tbsocioestado</text:span></text:a></text:p>
          <text:p text:style-name="P225"/>
          <text:p text:style-name="P219"><text:a xlink:type="simple" xlink:href="http://localhost/phpmyadmin/sql.php?server=1&amp;db=dbasoturga&amp;table=tbtipoactividad&amp;pos=0" text:style-name="Internet_20_link" text:visited-style-name="Visited_20_Internet_20_Link"><text:span text:style-name="T46">tbtipoactividad</text:span></text:a></text:p>
          <text:list text:style-name="L1" text:continue-numbering="true">
            <text:list-header>
              <text:p text:style-name="P182"/>
            </text:list-header>
          </text:list>
        </text:list-header>
        <text:list-item text:style-override="L1">
          <text:p text:style-name="P187"><text:span text:style-name="T37">Qué voy a hacer . </text:span><text:s/></text:p>
        </text:list-item>
        <text:list-item text:style-override="L1">
          <text:p text:style-name="P195">Por definir</text:p>
        </text:list-item>
      </text:list>
      <text:p text:style-name="P43"/>
      <text:p text:style-name="P43"/>
      <text:p text:style-name="P43"/>
      <text:list xml:id="list225730432289651" text:continue-list="list225730282416372" text:style-name="L1">
        <text:list-item>
          <text:p text:style-name="P187"><text:span text:style-name="T39">I</text:span><text:span text:style-name="T37">mpedimentos <text:s/></text:span></text:p>
        </text:list-item>
        <text:list-item>
          <text:p text:style-name="P200">Co<text:span text:style-name="T45">ncatenacion de Datos.</text:span></text:p>
        </text:list-item>
        <text:list-item>
          <text:p text:style-name="P209">Reestucturación de la Base de Datos</text:p>
          <text:p text:style-name="P206"/>
          <text:p text:style-name="P200"/>
        </text:list-item>
        <text:list-item>
          <text:p text:style-name="P150"><text:span text:style-name="T38">Tareas realizadas que no fueron planeadas</text:span><text:span text:style-name="T29">. </text:span></text:p>
          <text:p text:style-name="P156"/>
        </text:list-item>
      </text:list>
      <text:list xml:id="list225730418769737" text:continue-list="list225731460511097" text:style-name="WW8Num5">
        <text:list-item>
          <text:p text:style-name="P101">Asuntos Pendientes</text:p>
        </text:list-item>
      </text:list>
      <text:p text:style-name="P13"/>
      <text:list xml:id="list225731837440922" text:continue-numbering="true" text:style-name="WW8Num5">
        <text:list-item>
          <text:list>
            <text:list-item>
              <text:p text:style-name="P115">Correccion de la juntaView</text:p>
            </text:list-item>
          </text:list>
        </text:list-item>
      </text:list>
      <text:p text:style-name="P49"/>
      <text:list xml:id="list225731268426480" text:continue-numbering="true" text:style-name="WW8Num5">
        <text:list-item>
          <text:p text:style-name="P101">Asuntos Nuevos</text:p>
          <text:p text:style-name="P101"/>
        </text:list-item>
      </text:list>
      <text:list xml:id="list5604786422697431789" text:style-name="L5">
        <text:list-item>
          <text:p text:style-name="P135">Creación de Cosultas avazadas.</text:p>
        </text:list-item>
      </text:list>
      <text:p text:style-name="P32"/>
      <text:p text:style-name="P32"/>
      <text:p text:style-name="P32"/>
      <text:list xml:id="list225730668458981" text:continue-list="list225731268426480" text:style-name="WW8Num5">
        <text:list-header>
          <text:p text:style-name="P101"/>
        </text:list-header>
        <text:list-item>
          <text:p text:style-name="P106">Cumplimiento de tareas asignadas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Tarea </text:p>
          </table:table-cell>
          <table:table-cell table:style-name="Table2.A1" office:value-type="string">
            <text:p text:style-name="P64">Responsable</text:p>
          </table:table-cell>
          <table:table-cell table:style-name="Table2.A1" office:value-type="string">
            <text:p text:style-name="P64">Grado de conclusión</text:p>
          </table:table-cell>
          <table:table-cell table:style-name="Table2.D1" office:value-type="string">
            <text:p text:style-name="P67">Nota</text:p>
          </table:table-cell>
        </table:table-row>
        <text:soft-page-break/>
        <table:table-row>
          <table:table-cell table:style-name="Table2.A4" office:value-type="string">
            <text:p text:style-name="P75">Conección a DB</text:p>
          </table:table-cell>
          <table:table-cell table:style-name="Table2.B2" office:value-type="string">
            <text:p text:style-name="P71">Pablo Carranza</text:p>
          </table:table-cell>
          <table:table-cell table:style-name="Table2.C2" office:value-type="string">
            <text:p text:style-name="P81">100%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4" office:value-type="string">
            <text:p text:style-name="P75">Creaecion CRUDS</text:p>
          </table:table-cell>
          <table:table-cell table:style-name="Table2.B3" office:value-type="string">
            <text:p text:style-name="P75">Pablo Carranza</text:p>
          </table:table-cell>
          <table:table-cell table:style-name="Table2.C3" office:value-type="string">
            <text:p text:style-name="P82"><text:span text:style-name="T50">6</text:span>0%</text:p>
          </table:table-cell>
          <table:table-cell table:style-name="Table2.D3" office:value-type="string">
            <text:p text:style-name="P83"/>
          </table:table-cell>
        </table:table-row>
        <table:table-row>
          <table:table-cell table:style-name="Table2.A4" office:value-type="string">
            <text:p text:style-name="P71">Domain</text:p>
          </table:table-cell>
          <table:table-cell table:style-name="Table2.B4" office:value-type="string">
            <text:p text:style-name="P71">Luis Parra</text:p>
          </table:table-cell>
          <table:table-cell table:style-name="Table2.C4" office:value-type="string">
            <text:p text:style-name="P81">100%</text:p>
          </table:table-cell>
          <table:table-cell table:style-name="Table2.D4" office:value-type="string">
            <text:p text:style-name="P83"/>
          </table:table-cell>
        </table:table-row>
        <table:table-row>
          <table:table-cell table:style-name="Table2.A5" office:value-type="string">
            <text:p text:style-name="P71">View<text:span text:style-name="T43">s</text:span></text:p>
          </table:table-cell>
          <table:table-cell table:style-name="Table2.B5" office:value-type="string">
            <text:p text:style-name="P71">Luis Parra</text:p>
          </table:table-cell>
          <table:table-cell table:style-name="Table2.C5" office:value-type="string">
            <text:p text:style-name="P81">100%</text:p>
          </table:table-cell>
          <table:table-cell table:style-name="Table2.D5" office:value-type="string">
            <text:p text:style-name="P83"/>
          </table:table-cell>
        </table:table-row>
        <table:table-row>
          <table:table-cell table:style-name="Table2.A6" office:value-type="string">
            <text:p text:style-name="P78">Bissines</text:p>
          </table:table-cell>
          <table:table-cell table:style-name="Table2.B6" office:value-type="string">
            <text:p text:style-name="P78">Adan Carranza</text:p>
          </table:table-cell>
          <table:table-cell table:style-name="Table2.C6" office:value-type="string">
            <text:p text:style-name="P81"><text:span text:style-name="T51">7</text:span>0%</text:p>
          </table:table-cell>
          <table:table-cell table:style-name="Table2.D6" office:value-type="string">
            <text:p text:style-name="P83"/>
          </table:table-cell>
        </table:table-row>
      </table:table>
      <text:p text:style-name="P52"/>
      <text:p text:style-name="P52"/>
      <text:p text:style-name="P11">*Aunque el proyecto es grupal, en cada iteración se asignará una persona del grupo como responsable de cada una de las tareas asignadas.</text:p>
      <text:p text:style-name="P25">**Existen tareas ya definidas <text:span text:style-name="T40">como avances revisables en cada iteración:</text:span></text:p>
      <text:p text:style-name="P28">1. Diagramas de casos de uso</text:p>
      <text:p text:style-name="P28">2. Modelo de datos</text:p>
      <text:p text:style-name="P28">3. Diagrama de aplicación</text:p>
      <text:p text:style-name="P31">4. Módulos funcionales <text:span text:style-name="T41">en ejecución</text:span></text:p>
      <text:p text:style-name="P20"/>
      <text:p text:style-name="P22">PROXIMA REUNION:</text:p>
      <text:p text:style-name="P13"/>
      <text:p text:style-name="P13"/>
      <text:p text:style-name="P36"><text:span text:style-name="T1">Fecha: </text:span><text:span text:style-name="T13">0</text:span><text:span text:style-name="T11">2</text:span><text:span text:style-name="T2"> de </text:span><text:span text:style-name="T9">0</text:span><text:span text:style-name="T13">9</text:span></text:p>
      <text:p text:style-name="P36"><text:span text:style-name="T1">Hora: </text:span><text:span text:style-name="T13">2</text:span><text:span text:style-name="T1">:00 <text:tab/></text:span><text:span text:style-name="T13">P</text:span><text:span text:style-name="T1">M</text:span></text:p>
      <text:p text:style-name="P36"><text:span text:style-name="T1">Lugar: </text:span><text:span text:style-name="T11">UNA</text:span></text:p>
      <text:p text:style-name="P13"/>
      <text:p text:style-name="P22"/>
      <text:p text:style-name="P22">CLAUSURA:</text:p>
      <text:p text:style-name="P38"/>
      <text:p text:style-name="P36"><text:span text:style-name="T25">Luis Carlos Parra </text:span><text:span text:style-name="T23">C</text:span><text:span text:style-name="T1">, como persona encargada de preceder la reunión, clausura la reunión </text:span><text:span text:style-name="T14">27/08 </text:span><text:span text:style-name="T1"><text:s/>a las </text:span><text:span text:style-name="T10">8:00</text:span><text:span text:style-name="T14">am</text:span><text:span text:style-name="T1"> horas.</text:span></text:p>
      <text:p text:style-name="P36"><text:span text:style-name="T1"/></text:p>
      <text:p text:style-name="P36"><text:span text:style-name="T1"/></text:p>
      <text:p text:style-name="P36"/>
      <text:p text:style-name="P166"><text:span text:style-name="T31">Minuta No. 00</text:span><text:span text:style-name="T34">4</text:span><text:span text:style-name="apple-converted-space"><text:span text:style-name="T30"> de </text:span></text:span><text:span text:style-name="apple-converted-space"><text:span text:style-name="T36">Grupo1</text:span></text:span></text:p>
      <text:p text:style-name="P118"><text:tab/></text:p>
      <text:p text:style-name="P130"><text:span text:style-name="T1"><text:tab/>Fecha<text:tab/>: </text:span><text:span text:style-name="T15">Sabado </text:span><text:span text:style-name="T13">0</text:span><text:span text:style-name="T11">2</text:span><text:span text:style-name="T2"> de </text:span><text:span text:style-name="T9">0</text:span><text:span text:style-name="T13">9</text:span></text:p>
      <text:p text:style-name="P130"><text:span text:style-name="T1"><text:tab/>Hora <text:tab/>: </text:span><text:span text:style-name="T15">2</text:span><text:span text:style-name="T7">:00</text:span><text:span text:style-name="T15">a</text:span><text:span text:style-name="T7">m</text:span><text:span text:style-name="T1"> </text:span></text:p>
      <text:p text:style-name="P130"><text:span text:style-name="T1"><text:tab/>Lugar<text:tab/>: </text:span><text:span text:style-name="T15">UNA</text:span></text:p>
      <text:p text:style-name="P122"><text:tab/></text:p>
      <text:p text:style-name="P228"><text:span text:style-name="T1">Siendo las </text:span><text:span text:style-name="T15">2</text:span><text:span text:style-name="T7">:00</text:span><text:span text:style-name="T15">pm</text:span><text:span text:style-name="T3"> </text:span><text:span text:style-name="T1"><text:s/>horas del día </text:span><text:span text:style-name="T15">02</text:span><text:span text:style-name="T1"> de </text:span><text:span text:style-name="T15">septiembre</text:span><text:span text:style-name="T1"> de 20</text:span><text:span text:style-name="T3">1</text:span><text:span text:style-name="T7">7</text:span><text:span text:style-name="T1">, se reúne el grupo: </text:span><text:span text:style-name="T19">Grupo1</text:span><text:span text:style-name="T1">, en sesión extraordinaria previa citación realizada.</text:span></text:p>
      <text:p text:style-name="P230">ASISTENTES:</text:p>
      <text:p text:style-name="P132"><text:span text:style-name="T20">La persona encargada </text:span><text:span text:style-name="T21">que</text:span><text:span text:style-name="T20"> preceder la reunión, </text:span><text:span text:style-name="T26">Jose Pablo Carranza Alfaro</text:span><text:span text:style-name="T20">, pasó lista y determinó que había quórum.</text:span></text:p>
      <text:p text:style-name="P97">Los asistentes a esta reunión son:</text:p>
      <text:p text:style-name="P97"/>
      <text:list xml:id="list225730331401396" text:continue-list="list225730103847766" text:style-name="WW8Num1">
        <text:list-item>
          <text:p text:style-name="P89">Luis Parra C</text:p>
        </text:list-item>
        <text:list-item>
          <text:p text:style-name="P95"><text:span text:style-name="T44">Adán Carranza</text:span><text:tab/><text:tab/></text:p>
        </text:list-item>
        <text:list-item>
          <text:p text:style-name="P127"><text:span text:style-name="T22">Pablo Carranza<text:tab/></text:span><text:span text:style-name="T4"><text:tab/></text:span></text:p>
          <text:p text:style-name="P95"/>
        </text:list-item>
      </text:list>
      <text:p text:style-name="P97"/>
      <text:list xml:id="list225731785132724" text:continue-numbering="true" text:style-name="WW8Num1">
        <text:list-header>
          <text:p text:style-name="P95"/>
        </text:list-header>
      </text:list>
      <text:p text:style-name="P230">AGENDA:</text:p>
      <text:p text:style-name="P232"/>
      <text:p text:style-name="P111">ASUNTOS:</text:p>
      <text:p text:style-name="P159"/>
      <text:list xml:id="list225731709599592" text:continue-list="list225730668458981" text:style-name="WW8Num5">
        <text:list-item>
          <text:p text:style-name="P102">Asuntos tratados y acuerdos tomados</text:p>
          <text:p text:style-name="P102"/>
        </text:list-item>
      </text:list>
      <text:p text:style-name="P178"><text:tab/><text:tab/></text:p>
      <text:list xml:id="list225730263275081" text:continue-list="list225730432289651" text:style-name="L1">
        <text:list-item>
          <text:p text:style-name="P173">Qué he hecho </text:p>
          <text:list>
            <text:list-item>
              <text:p text:style-name="P168"><text:span text:style-name="T52">¿Pude hacer todo lo que tenía planeado? </text:span></text:p>
              <text:p text:style-name="P212"><text:span text:style-name="T48">S</text:span><text:span text:style-name="T47">i se logran los obj</text:span><text:span text:style-name="T49">e</text:span><text:span text:style-name="T47">tivos </text:span><text:span text:style-name="T49">planeados</text:span><text:span text:style-name="T47"> el cual se cambian las vistas de </text:span><text:span text:style-name="T49">fincaView.php y se reestructura toda la informacion mostrada, ademas, se trabajo con la implementacion de nuevas funciones en esta vista.</text:span></text:p>
            </text:list-item>
            <text:list-item>
              <text:p text:style-name="P215"><text:span text:style-name="T49">A</text:span><text:span text:style-name="T47">demas, se corrigieron algunos puntos de la vista juntaView.php</text:span></text:p>
            </text:list-item>
          </text:list>
        </text:list-item>
      </text:list>
      <text:p text:style-name="P213"><text:span text:style-name="T47"/></text:p>
      <text:list xml:id="list225730634759577" text:continue-numbering="true" text:style-name="L1">
        <text:list-header>
          <text:p text:style-name="P223"><text:span text:style-name="T46"/></text:p>
        </text:list-header>
      </text:list>
      <text:p text:style-name="P220"><text:span text:style-name="T46"/></text:p>
      <text:list xml:id="list225730867374029" text:continue-numbering="true" text:style-name="L1">
        <text:list-header>
          <text:p text:style-name="P223"/>
          <text:p text:style-name="P226"><text:span text:style-name="T47"/></text:p>
        </text:list-header>
      </text:list>
      <text:p text:style-name="P220"><text:span text:style-name="T46"/></text:p>
      <text:list xml:id="list225731004960883" text:continue-numbering="true" text:style-name="L1">
        <text:list-item>
          <text:list>
            <text:list-header>
              <text:p text:style-name="P183"><text:soft-page-break/></text:p>
            </text:list-header>
          </text:list>
        </text:list-item>
        <text:list-item>
          <text:p text:style-name="P188"><text:span text:style-name="T37">Qué voy a hacer . </text:span><text:s/></text:p>
        </text:list-item>
        <text:list-item>
          <text:p text:style-name="P196">Por definir</text:p>
        </text:list-item>
      </text:list>
      <text:p text:style-name="P191"/>
      <text:p text:style-name="P191"/>
      <text:p text:style-name="P191"/>
      <text:list xml:id="list225731142090172" text:continue-numbering="true" text:style-name="L1">
        <text:list-item>
          <text:p text:style-name="P188"><text:span text:style-name="T39">I</text:span><text:span text:style-name="T37">mpedimentos <text:s/></text:span></text:p>
        </text:list-item>
        <text:list-item>
          <text:p text:style-name="P210">Pasar la informacion de una finca en formato JSON desde un js</text:p>
          <text:p text:style-name="P207"/>
          <text:p text:style-name="P201"/>
        </text:list-item>
        <text:list-item>
          <text:p text:style-name="P151"><text:span text:style-name="T38">Tareas realizadas que no fueron planeadas</text:span><text:span text:style-name="T29">. </text:span></text:p>
          <text:p text:style-name="P157"/>
        </text:list-item>
      </text:list>
      <text:list xml:id="list225731465224897" text:continue-list="list225731709599592" text:style-name="WW8Num5">
        <text:list-item>
          <text:p text:style-name="P102">Asuntos Pendientes</text:p>
        </text:list-item>
      </text:list>
      <text:p text:style-name="P122"/>
      <text:list xml:id="list225731403174819" text:continue-numbering="true" text:style-name="WW8Num5">
        <text:list-item>
          <text:list>
            <text:list-header>
              <text:p text:style-name="P116"/>
            </text:list-header>
          </text:list>
        </text:list-item>
      </text:list>
      <text:p text:style-name="P161"/>
      <text:list xml:id="list225729928673755" text:continue-numbering="true" text:style-name="WW8Num5">
        <text:list-item>
          <text:p text:style-name="P102">Asuntos Nuevos</text:p>
          <text:p text:style-name="P102"/>
        </text:list-item>
      </text:list>
      <text:list xml:id="list7170796223511669506" text:style-name="L7">
        <text:list-header>
          <text:p text:style-name="P137"/>
        </text:list-header>
      </text:list>
      <text:p text:style-name="P136"/>
      <text:p text:style-name="P136"/>
      <text:p text:style-name="P136"/>
      <text:list xml:id="list225730659764591" text:continue-list="list225729928673755" text:style-name="WW8Num5">
        <text:list-header>
          <text:p text:style-name="P102"/>
        </text:list-header>
        <text:list-item>
          <text:p text:style-name="P107">Cumplimiento de tareas asignadas</text:p>
        </text:list-item>
      </text:list>
      <text:p text:style-name="P1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4">Tarea </text:p>
          </table:table-cell>
          <table:table-cell table:style-name="Table3.A1" office:value-type="string">
            <text:p text:style-name="P234">Responsable</text:p>
          </table:table-cell>
          <table:table-cell table:style-name="Table3.A1" office:value-type="string">
            <text:p text:style-name="P234">Grado de conclusión</text:p>
          </table:table-cell>
          <table:table-cell table:style-name="Table3.D1" office:value-type="string">
            <text:p text:style-name="P236">Nota</text:p>
          </table:table-cell>
        </table:table-row>
        <table:table-row>
          <table:table-cell table:style-name="Table3.A4" office:value-type="string">
            <text:p text:style-name="P238">Conección a DB</text:p>
          </table:table-cell>
          <table:table-cell table:style-name="Table3.B2" office:value-type="string">
            <text:p text:style-name="P244">Adan Carranza</text:p>
          </table:table-cell>
          <table:table-cell table:style-name="Table3.C2" office:value-type="string">
            <text:p text:style-name="P242">100%</text:p>
          </table:table-cell>
          <table:table-cell table:style-name="Table3.D2" office:value-type="string">
            <text:p text:style-name="P246"/>
          </table:table-cell>
        </table:table-row>
        <table:table-row>
          <table:table-cell table:style-name="Table3.A4" office:value-type="string">
            <text:p text:style-name="P238">Creaecion CRUDS</text:p>
          </table:table-cell>
          <table:table-cell table:style-name="Table3.B3" office:value-type="string">
            <text:p text:style-name="P244">Adan Carranza</text:p>
          </table:table-cell>
          <table:table-cell table:style-name="Table3.C3" office:value-type="string">
            <text:p text:style-name="P242"><text:span text:style-name="T53">10</text:span>0%</text:p>
          </table:table-cell>
          <table:table-cell table:style-name="Table3.D3" office:value-type="string">
            <text:p text:style-name="P246"/>
          </table:table-cell>
        </table:table-row>
        <table:table-row>
          <table:table-cell table:style-name="Table3.A4" office:value-type="string">
            <text:p text:style-name="P240">Domain</text:p>
          </table:table-cell>
          <table:table-cell table:style-name="Table3.B4" office:value-type="string">
            <text:p text:style-name="P247">Pablo Carranza</text:p>
          </table:table-cell>
          <table:table-cell table:style-name="Table3.C4" office:value-type="string">
            <text:p text:style-name="P242">100%</text:p>
          </table:table-cell>
          <table:table-cell table:style-name="Table3.D4" office:value-type="string">
            <text:p text:style-name="P246"/>
          </table:table-cell>
        </table:table-row>
        <table:table-row>
          <table:table-cell table:style-name="Table3.A5" office:value-type="string">
            <text:p text:style-name="P240">View<text:span text:style-name="T43">s</text:span></text:p>
          </table:table-cell>
          <table:table-cell table:style-name="Table3.B5" office:value-type="string">
            <text:p text:style-name="P247">Pablo Carranza</text:p>
          </table:table-cell>
          <table:table-cell table:style-name="Table3.C5" office:value-type="string">
            <text:p text:style-name="P242">100%</text:p>
          </table:table-cell>
          <table:table-cell table:style-name="Table3.D5" office:value-type="string">
            <text:p text:style-name="P246"/>
          </table:table-cell>
        </table:table-row>
        <table:table-row>
          <table:table-cell table:style-name="Table3.A6" office:value-type="string">
            <text:p text:style-name="P244">Bissines</text:p>
          </table:table-cell>
          <table:table-cell table:style-name="Table3.B6" office:value-type="string">
            <text:p text:style-name="P241">Luis Parra</text:p>
          </table:table-cell>
          <table:table-cell table:style-name="Table3.C6" office:value-type="string">
            <text:p text:style-name="P242"><text:span text:style-name="T53">10</text:span>0%</text:p>
          </table:table-cell>
          <table:table-cell table:style-name="Table3.D6" office:value-type="string">
            <text:p text:style-name="P246"/>
          </table:table-cell>
        </table:table-row>
      </table:table>
      <text:p text:style-name="P163"/>
      <text:p text:style-name="P163"/>
      <text:p text:style-name="P120">*Aunque el proyecto es grupal, en cada iteración se asignará una persona del grupo como responsable de cada una de las tareas asignadas.</text:p>
      <text:p text:style-name="P140"><text:soft-page-break/>**Existen tareas ya definidas <text:span text:style-name="T40">como avances revisables en cada iteración:</text:span></text:p>
      <text:p text:style-name="P142">1. Diagramas de casos de uso</text:p>
      <text:p text:style-name="P142">2. Modelo de datos</text:p>
      <text:p text:style-name="P142">3. Diagrama de aplicación</text:p>
      <text:p text:style-name="P144">4. Módulos funcionales <text:span text:style-name="T41">en ejecución</text:span></text:p>
      <text:p text:style-name="P109"/>
      <text:p text:style-name="P111">PROXIMA REUNION:</text:p>
      <text:p text:style-name="P122"/>
      <text:p text:style-name="P122"/>
      <text:p text:style-name="P130"><text:span text:style-name="T1">Fecha: </text:span><text:span text:style-name="T16">10</text:span><text:span text:style-name="T2"> de </text:span><text:span text:style-name="T9">0</text:span><text:span text:style-name="T13">9</text:span></text:p>
      <text:p text:style-name="P130"><text:span text:style-name="T1">Hora: </text:span><text:span text:style-name="T16">9</text:span><text:span text:style-name="T1">:00 <text:tab/></text:span><text:span text:style-name="T16">AM</text:span></text:p>
      <text:p text:style-name="P130"><text:span text:style-name="T1">Lugar: </text:span><text:span text:style-name="T16">Casa Adan</text:span></text:p>
      <text:p text:style-name="P122"/>
      <text:p text:style-name="P111"/>
      <text:p text:style-name="P111">CLAUSURA:</text:p>
      <text:p text:style-name="P146"/>
      <text:p text:style-name="P131"><text:span text:style-name="T26">Jose Pablo Carranza Alfaro</text:span><text:span text:style-name="T1">, como persona encargada de preceder la reunión, clausura la reunión </text:span><text:span text:style-name="T13">0</text:span><text:span text:style-name="T11">2</text:span><text:span text:style-name="T2"> de </text:span><text:span text:style-name="T9">0</text:span><text:span text:style-name="T13">9</text:span><text:span text:style-name="T14"> </text:span><text:span text:style-name="T1"><text:s/>a las </text:span><text:span text:style-name="T10">8:00</text:span><text:span text:style-name="T16">pm</text:span><text:span text:style-name="T1"> horas.<text:line-break/></text:span></text:p>
      <text:p text:style-name="P167"><text:span text:style-name="T31">Minuta No. 00</text:span><text:span text:style-name="T35">5</text:span><text:span text:style-name="apple-converted-space"><text:span text:style-name="T30"> de </text:span></text:span><text:span text:style-name="apple-converted-space"><text:span text:style-name="T36">Grupo1</text:span></text:span></text:p>
      <text:p text:style-name="P119"><text:tab/></text:p>
      <text:p text:style-name="P131"><text:span text:style-name="T1"><text:tab/>Fecha<text:tab/>: </text:span><text:span text:style-name="T16">Domingo</text:span><text:span text:style-name="T15"> </text:span><text:span text:style-name="T16">1</text:span><text:span text:style-name="T13">0</text:span><text:span text:style-name="T2"> de </text:span><text:span text:style-name="T9">0</text:span><text:span text:style-name="T13">9</text:span></text:p>
      <text:p text:style-name="P131"><text:span text:style-name="T1"><text:tab/>Hora <text:tab/>: </text:span><text:span text:style-name="T16">9:</text:span><text:span text:style-name="T18">00</text:span><text:span text:style-name="T16"> </text:span><text:span text:style-name="T15">a</text:span><text:span text:style-name="T7">m</text:span><text:span text:style-name="T1"> </text:span></text:p>
      <text:p text:style-name="P131"><text:span text:style-name="T1"><text:tab/>Lugar<text:tab/>: </text:span><text:span text:style-name="T16">Casa Adan</text:span></text:p>
      <text:p text:style-name="P123"><text:tab/></text:p>
      <text:p text:style-name="P229"><text:span text:style-name="T1">Siendo las </text:span><text:span text:style-name="T17">9</text:span><text:span text:style-name="T7">:</text:span><text:span text:style-name="T17">1</text:span><text:span text:style-name="T7">0</text:span><text:span text:style-name="T15">pm</text:span><text:span text:style-name="T3"> </text:span><text:span text:style-name="T1"><text:s/>horas del día </text:span><text:span text:style-name="T17">10</text:span><text:span text:style-name="T1"> de </text:span><text:span text:style-name="T15">septiembre</text:span><text:span text:style-name="T1"> de 20</text:span><text:span text:style-name="T3">1</text:span><text:span text:style-name="T7">7</text:span><text:span text:style-name="T1">, se reúne el grupo: </text:span><text:span text:style-name="T19">Grupo1</text:span><text:span text:style-name="T1">, en sesión extraordinaria previa citación realizada.</text:span></text:p>
      <text:p text:style-name="P231">ASISTENTES:</text:p>
      <text:p text:style-name="P132"><text:span text:style-name="T20">La persona encargada </text:span><text:span text:style-name="T21">que</text:span><text:span text:style-name="T20"> preceder la reunión, <text:s/></text:span><text:span text:style-name="T26">Jose Pablo Carranza Alfaro</text:span><text:span text:style-name="T20">, pasó lista y determinó que había quórum.</text:span></text:p>
      <text:p text:style-name="P98">Los asistentes a esta reunión son:</text:p>
      <text:p text:style-name="P98"/>
      <text:list xml:id="list225730584922038" text:continue-list="list225731785132724" text:style-name="WW8Num1">
        <text:list-item>
          <text:p text:style-name="P90">Luis Parra C</text:p>
        </text:list-item>
        <text:list-item>
          <text:p text:style-name="P96"><text:span text:style-name="T44">Adán Carranza</text:span><text:tab/><text:tab/></text:p>
        </text:list-item>
        <text:list-item>
          <text:p text:style-name="P128"><text:span text:style-name="T22">Pablo Carranza<text:tab/></text:span><text:span text:style-name="T4"><text:tab/></text:span></text:p>
          <text:p text:style-name="P96"/>
        </text:list-item>
      </text:list>
      <text:p text:style-name="P231">AGENDA:</text:p>
      <text:p text:style-name="P233"/>
      <text:p text:style-name="P112">ASUNTOS:</text:p>
      <text:p text:style-name="P160"/>
      <text:list xml:id="list225729789639937" text:continue-list="list225730659764591" text:style-name="WW8Num5">
        <text:list-item>
          <text:p text:style-name="P103">Asuntos tratados y acuerdos tomados</text:p>
          <text:p text:style-name="P103"/>
        </text:list-item>
      </text:list>
      <text:p text:style-name="P179"><text:tab/><text:tab/></text:p>
      <text:list xml:id="list225731691693093" text:continue-list="list225731142090172" text:style-name="L1">
        <text:list-item>
          <text:p text:style-name="P174">Qué he hecho </text:p>
          <text:list>
            <text:list-item>
              <text:p text:style-name="P169"><text:span text:style-name="T52">¿Pude hacer todo lo que tenía planeado? </text:span></text:p>
            </text:list-item>
          </text:list>
        </text:list-item>
      </text:list>
      <text:p text:style-name="P216"><text:span text:style-name="T47">Restructurar la vista de socioView.php en caso que desee modificar la ubicación del mismo.</text:span></text:p>
      <text:p text:style-name="P217"><text:span text:style-name="T47">Se agrego las opciones de ver socio y ademas registrar un nuevo socio y restructurar la <text:s/>informacion de la misma.</text:span></text:p>
      <text:p text:style-name="P214"><text:span text:style-name="T47"/></text:p>
      <text:list xml:id="list225730326820437" text:continue-numbering="true" text:style-name="L1">
        <text:list-header>
          <text:p text:style-name="P224"><text:span text:style-name="T46"/></text:p>
        </text:list-header>
      </text:list>
      <text:p text:style-name="P221"><text:span text:style-name="T46"/></text:p>
      <text:list xml:id="list225730802927959" text:continue-numbering="true" text:style-name="L1">
        <text:list-header>
          <text:p text:style-name="P224"/>
          <text:p text:style-name="P227"><text:span text:style-name="T47"/></text:p>
        </text:list-header>
      </text:list>
      <text:p text:style-name="P221"><text:span text:style-name="T46"/></text:p>
      <text:list xml:id="list225730317149935" text:continue-numbering="true" text:style-name="L1">
        <text:list-item>
          <text:list>
            <text:list-header>
              <text:p text:style-name="P184"/>
            </text:list-header>
          </text:list>
        </text:list-item>
        <text:list-item>
          <text:p text:style-name="P189"><text:soft-page-break/><text:span text:style-name="T37">Qué voy a hacer . </text:span><text:s/></text:p>
        </text:list-item>
        <text:list-item>
          <text:p text:style-name="P197">Por definir</text:p>
        </text:list-item>
      </text:list>
      <text:p text:style-name="P192"/>
      <text:list xml:id="list225731190234586" text:continue-numbering="true" text:style-name="L1">
        <text:list-item>
          <text:p text:style-name="P189"><text:span text:style-name="T39">I</text:span><text:span text:style-name="T37">mpedimentos <text:s/></text:span></text:p>
          <text:p text:style-name="P189"><text:span text:style-name="T37"/></text:p>
          <text:p text:style-name="P211"/>
          <text:p text:style-name="P208"/>
          <text:p text:style-name="P202"/>
        </text:list-item>
        <text:list-item>
          <text:p text:style-name="P152"><text:span text:style-name="T38">Tareas realizadas que no fueron planeadas</text:span><text:span text:style-name="T29">. </text:span></text:p>
        </text:list-item>
        <text:list-item>
          <text:p text:style-name="P158"><text:span text:style-name="T27"/></text:p>
          <text:p text:style-name="P157"/>
        </text:list-item>
      </text:list>
      <text:list xml:id="list225731454559232" text:continue-list="list225729789639937" text:style-name="WW8Num5">
        <text:list-item>
          <text:p text:style-name="P103">Asuntos Pendientes</text:p>
        </text:list-item>
      </text:list>
      <text:p text:style-name="P123"/>
      <text:list xml:id="list225730083720847" text:continue-numbering="true" text:style-name="WW8Num5">
        <text:list-item>
          <text:list>
            <text:list-header>
              <text:p text:style-name="P117"/>
            </text:list-header>
          </text:list>
        </text:list-item>
      </text:list>
      <text:p text:style-name="P162"/>
      <text:list xml:id="list225731105307085" text:continue-numbering="true" text:style-name="WW8Num5">
        <text:list-item>
          <text:p text:style-name="P103">Asuntos Nuevos</text:p>
          <text:p text:style-name="P103"/>
        </text:list-item>
      </text:list>
      <text:list xml:id="list5736958031899639232" text:style-name="L9">
        <text:list-header>
          <text:p text:style-name="P138"/>
        </text:list-header>
      </text:list>
      <text:p text:style-name="P139"/>
      <text:p text:style-name="P139"/>
      <text:p text:style-name="P139"/>
      <text:list xml:id="list225729965025287" text:continue-list="list225731105307085" text:style-name="WW8Num5">
        <text:list-header>
          <text:p text:style-name="P103"/>
        </text:list-header>
        <text:list-item>
          <text:p text:style-name="P108">Cumplimiento de tareas asignadas</text:p>
        </text:list-item>
      </text:list>
      <text:p text:style-name="P1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35">Tarea </text:p>
          </table:table-cell>
          <table:table-cell table:style-name="Table4.A1" office:value-type="string">
            <text:p text:style-name="P235">Responsable</text:p>
          </table:table-cell>
          <table:table-cell table:style-name="Table4.A1" office:value-type="string">
            <text:p text:style-name="P235">Grado de conclusión</text:p>
          </table:table-cell>
          <table:table-cell table:style-name="Table4.D1" office:value-type="string">
            <text:p text:style-name="P237">Nota</text:p>
          </table:table-cell>
        </table:table-row>
        <table:table-row>
          <table:table-cell table:style-name="Table4.A4" office:value-type="string">
            <text:p text:style-name="P239">Conección a DB</text:p>
          </table:table-cell>
          <table:table-cell table:style-name="Table4.B2" office:value-type="string">
            <text:p text:style-name="P245">Adan Carranza</text:p>
          </table:table-cell>
          <table:table-cell table:style-name="Table4.C2" office:value-type="string">
            <text:p text:style-name="P243">100%</text:p>
          </table:table-cell>
          <table:table-cell table:style-name="Table4.D2" office:value-type="string">
            <text:p text:style-name="P248"/>
          </table:table-cell>
        </table:table-row>
        <table:table-row>
          <table:table-cell table:style-name="Table4.A4" office:value-type="string">
            <text:p text:style-name="P239">Creaecion CRUDS</text:p>
          </table:table-cell>
          <table:table-cell table:style-name="Table4.B3" office:value-type="string">
            <text:p text:style-name="P245">Adan Carranza</text:p>
          </table:table-cell>
          <table:table-cell table:style-name="Table4.C3" office:value-type="string">
            <text:p text:style-name="P243"><text:span text:style-name="T53">10</text:span>0%</text:p>
          </table:table-cell>
          <table:table-cell table:style-name="Table4.D3" office:value-type="string">
            <text:p text:style-name="P248"/>
          </table:table-cell>
        </table:table-row>
        <table:table-row>
          <table:table-cell table:style-name="Table4.A4" office:value-type="string">
            <text:p text:style-name="P241">Domain</text:p>
          </table:table-cell>
          <table:table-cell table:style-name="Table4.B4" office:value-type="string">
            <text:p text:style-name="P247">Pablo Carranza</text:p>
          </table:table-cell>
          <table:table-cell table:style-name="Table4.C4" office:value-type="string">
            <text:p text:style-name="P243">100%</text:p>
          </table:table-cell>
          <table:table-cell table:style-name="Table4.D4" office:value-type="string">
            <text:p text:style-name="P248"/>
          </table:table-cell>
        </table:table-row>
        <table:table-row>
          <table:table-cell table:style-name="Table4.A5" office:value-type="string">
            <text:p text:style-name="P241">View<text:span text:style-name="T43">s</text:span></text:p>
          </table:table-cell>
          <table:table-cell table:style-name="Table4.B5" office:value-type="string">
            <text:p text:style-name="P247">Pablo Carranza</text:p>
          </table:table-cell>
          <table:table-cell table:style-name="Table4.C5" office:value-type="string">
            <text:p text:style-name="P243">100%</text:p>
          </table:table-cell>
          <table:table-cell table:style-name="Table4.D5" office:value-type="string">
            <text:p text:style-name="P248"/>
          </table:table-cell>
        </table:table-row>
        <table:table-row>
          <table:table-cell table:style-name="Table4.A6" office:value-type="string">
            <text:p text:style-name="P245">Bissines</text:p>
          </table:table-cell>
          <table:table-cell table:style-name="Table4.B6" office:value-type="string">
            <text:p text:style-name="P241">Luis Parra</text:p>
          </table:table-cell>
          <table:table-cell table:style-name="Table4.C6" office:value-type="string">
            <text:p text:style-name="P243"><text:span text:style-name="T53">10</text:span>0%</text:p>
          </table:table-cell>
          <table:table-cell table:style-name="Table4.D6" office:value-type="string">
            <text:p text:style-name="P248"/>
          </table:table-cell>
        </table:table-row>
      </table:table>
      <text:p text:style-name="P164"/>
      <text:p text:style-name="P164"/>
      <text:p text:style-name="P121">*Aunque el proyecto es grupal, en cada iteración se asignará una persona del grupo como responsable de cada una de las tareas asignadas.</text:p>
      <text:p text:style-name="P141">**Existen tareas ya definidas <text:span text:style-name="T40">como avances revisables en cada iteración:</text:span></text:p>
      <text:p text:style-name="P143"><text:soft-page-break/>1. Diagramas de casos de uso</text:p>
      <text:p text:style-name="P143">2. Modelo de datos</text:p>
      <text:p text:style-name="P143">3. Diagrama de aplicación</text:p>
      <text:p text:style-name="P145">4. Módulos funcionales <text:span text:style-name="T41">en ejecución</text:span></text:p>
      <text:p text:style-name="P110"/>
      <text:p text:style-name="P112">PROXIMA REUNION:</text:p>
      <text:p text:style-name="P123"/>
      <text:p text:style-name="P123"/>
      <text:p text:style-name="P131"><text:span text:style-name="T1">Fecha: </text:span><text:span text:style-name="T16">10</text:span><text:span text:style-name="T2"> de </text:span><text:span text:style-name="T9">0</text:span><text:span text:style-name="T13">9</text:span></text:p>
      <text:p text:style-name="P131"><text:span text:style-name="T1">Hora: </text:span><text:span text:style-name="T16">9</text:span><text:span text:style-name="T1">:00 <text:tab/></text:span><text:span text:style-name="T16">AM</text:span></text:p>
      <text:p text:style-name="P131"><text:span text:style-name="T1">Lugar: </text:span><text:span text:style-name="T16">Casa Adan</text:span></text:p>
      <text:p text:style-name="P123"/>
      <text:p text:style-name="P112"/>
      <text:p text:style-name="P112">CLAUSURA:</text:p>
      <text:p text:style-name="P147"/>
      <text:p text:style-name="P131"><text:span text:style-name="T26">Jose Pablo Carranza Alfaro</text:span><text:span text:style-name="T1">, como persona encargada de preceder la reunión, clausura la reunión </text:span><text:span text:style-name="T13">0</text:span><text:span text:style-name="T11">2</text:span><text:span text:style-name="T2"> de </text:span><text:span text:style-name="T9">0</text:span><text:span text:style-name="T13">9</text:span><text:span text:style-name="T14"> </text:span><text:span text:style-name="T1"><text:s/>a las </text:span><text:span text:style-name="T10">8:00</text:span><text:span text:style-name="T16">pm</text:span><text:span text:style-name="T1"> horas.</text:span></text:p>
      <text:p text:style-name="P1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10-02T22:53:42.127105173</dc:date>
    <meta:editing-cycles>56</meta:editing-cycles>
    <meta:editing-duration>PT3H37M</meta:editing-duration>
    <meta:generator>LibreOffice/5.1.4.2$Linux_X86_64 LibreOffice_project/10m0$Build-2</meta:generator>
    <meta:document-statistic meta:table-count="5" meta:image-count="0" meta:object-count="0" meta:page-count="16" meta:paragraph-count="372" meta:word-count="1497" meta:character-count="8345" meta:non-whitespace-character-count="7183"/>
  </office:meta>
</office:document-meta>
</file>